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tableooo="http://openoffice.org/2009/table"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0.2752in"/>
    </style:style>
    <style:style style:name="co6" style:family="table-column">
      <style:table-column-properties fo:break-before="auto" style:column-width="1.8591in"/>
    </style:style>
    <style:style style:name="co7" style:family="table-column">
      <style:table-column-properties fo:break-before="auto" style:column-width="1.5965in"/>
    </style:style>
    <style:style style:name="co8" style:family="table-column">
      <style:table-column-properties fo:break-before="auto" style:column-width="2.8528in"/>
    </style:style>
    <style:style style:name="co9" style:family="table-column">
      <style:table-column-properties fo:break-before="auto" style:column-width="0.6465in"/>
    </style:style>
    <style:style style:name="co10" style:family="table-column">
      <style:table-column-properties fo:break-before="auto" style:column-width="1.1484in"/>
    </style:style>
    <style:style style:name="co11" style:family="table-column">
      <style:table-column-properties fo:break-before="auto" style:column-width="1.1382in"/>
    </style:style>
    <style:style style:name="co12" style:family="table-column">
      <style:table-column-properties fo:break-before="auto" style:column-width="0.9957in"/>
    </style:style>
    <style:style style:name="co13" style:family="table-column">
      <style:table-column-properties fo:break-before="auto" style:column-width="1.0835in"/>
    </style:style>
    <style:style style:name="co14" style:family="table-column">
      <style:table-column-properties fo:break-before="auto" style:column-width="0.428in"/>
    </style:style>
    <style:style style:name="co15" style:family="table-column">
      <style:table-column-properties fo:break-before="auto" style:column-width="0.7228in"/>
    </style:style>
    <style:style style:name="co16" style:family="table-column">
      <style:table-column-properties fo:break-before="auto" style:column-width="4.9717in"/>
    </style:style>
    <style:style style:name="co17" style:family="table-column">
      <style:table-column-properties fo:break-before="auto" style:column-width="2.9217in"/>
    </style:style>
    <style:style style:name="co18" style:family="table-column">
      <style:table-column-properties fo:break-before="auto" style:column-width="0.552in"/>
    </style:style>
    <style:style style:name="co19" style:family="table-column">
      <style:table-column-properties fo:break-before="auto" style:column-width="1.772in"/>
    </style:style>
    <style:style style:name="co20" style:family="table-column">
      <style:table-column-properties fo:break-before="auto" style:column-width="3.5598in"/>
    </style:style>
    <style:style style:name="co21" style:family="table-column">
      <style:table-column-properties fo:break-before="auto" style:column-width="0.9744in"/>
    </style:style>
    <style:style style:name="co22" style:family="table-column">
      <style:table-column-properties fo:break-before="auto" style:column-width="0.7654in"/>
    </style:style>
    <style:style style:name="co23" style:family="table-column">
      <style:table-column-properties fo:break-before="auto" style:column-width="0.7535in"/>
    </style:style>
    <style:style style:name="co24" style:family="table-column">
      <style:table-column-properties fo:break-before="auto" style:column-width="0.6063in"/>
    </style:style>
    <style:style style:name="co25" style:family="table-column">
      <style:table-column-properties fo:break-before="auto" style:column-width="0.9252in"/>
    </style:style>
    <style:style style:name="co26" style:family="table-column">
      <style:table-column-properties fo:break-before="auto" style:column-width="1.1457in"/>
    </style:style>
    <style:style style:name="co27" style:family="table-column">
      <style:table-column-properties fo:break-before="auto" style:column-width="1.1953in"/>
    </style:style>
    <style:style style:name="co28" style:family="table-column">
      <style:table-column-properties fo:break-before="auto" style:column-width="0.8925in"/>
    </style:style>
    <style:style style:name="co29" style:family="table-column">
      <style:table-column-properties fo:break-before="auto" style:column-width="0.5925in"/>
    </style:style>
    <style:style style:name="co30" style:family="table-column">
      <style:table-column-properties fo:break-before="auto" style:column-width="1.2in"/>
    </style:style>
    <style:style style:name="co31" style:family="table-column">
      <style:table-column-properties fo:break-before="auto" style:column-width="6.211in"/>
    </style:style>
    <style:style style:name="co32" style:family="table-column">
      <style:table-column-properties fo:break-before="auto" style:column-width="0.5827in"/>
    </style:style>
    <style:style style:name="co33" style:family="table-column">
      <style:table-column-properties fo:break-before="auto" style:column-width="1.2811in"/>
    </style:style>
    <style:style style:name="co34" style:family="table-column">
      <style:table-column-properties fo:break-before="auto" style:column-width="0.602in"/>
    </style:style>
    <style:style style:name="co35" style:family="table-column">
      <style:table-column-properties fo:break-before="auto" style:column-width="5.3146in"/>
    </style:style>
    <style:style style:name="co36" style:family="table-column">
      <style:table-column-properties fo:break-before="auto" style:column-width="0.5437in"/>
    </style:style>
    <style:style style:name="co37" style:family="table-column">
      <style:table-column-properties fo:break-before="auto" style:column-width="1.9563in"/>
    </style:style>
    <style:style style:name="co38" style:family="table-column">
      <style:table-column-properties fo:break-before="auto" style:column-width="0.8882in"/>
    </style:style>
    <style:style style:name="co39" style:family="table-column">
      <style:table-column-properties fo:break-before="auto" style:column-width="0.9134in"/>
    </style:style>
    <style:style style:name="co40" style:family="table-column">
      <style:table-column-properties fo:break-before="auto" style:column-width="0.6799in"/>
    </style:style>
    <style:style style:name="co41" style:family="table-column">
      <style:table-column-properties fo:break-before="auto" style:column-width="0.8756in"/>
    </style:style>
    <style:style style:name="co42" style:family="table-column">
      <style:table-column-properties fo:break-before="auto" style:column-width="0.4098in"/>
    </style:style>
    <style:style style:name="co43" style:family="table-column">
      <style:table-column-properties fo:break-before="auto" style:column-width="0.7283in"/>
    </style:style>
    <style:style style:name="co44" style:family="table-column">
      <style:table-column-properties fo:break-before="auto" style:column-width="4.3693in"/>
    </style:style>
    <style:style style:name="co45" style:family="table-column">
      <style:table-column-properties fo:break-before="auto" style:column-width="1.0972in"/>
    </style:style>
    <style:style style:name="co46" style:family="table-column">
      <style:table-column-properties fo:break-before="auto" style:column-width="0.8516in"/>
    </style:style>
    <style:style style:name="co47" style:family="table-column">
      <style:table-column-properties fo:break-before="auto" style:column-width="0.6118in"/>
    </style:style>
    <style:style style:name="ro1" style:family="table-row">
      <style:table-row-properties style:row-height="0.1701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8173in" fo:break-before="auto" style:use-optimal-row-height="true"/>
    </style:style>
    <style:style style:name="ro4" style:family="table-row">
      <style:table-row-properties style:row-height="1.1374in" fo:break-before="auto" style:use-optimal-row-height="true"/>
    </style:style>
    <style:style style:name="ro5" style:family="table-row">
      <style:table-row-properties style:row-height="1.9272in" fo:break-before="auto" style:use-optimal-row-height="true"/>
    </style:style>
    <style:style style:name="ro6" style:family="table-row">
      <style:table-row-properties style:row-height="1.7673in" fo:break-before="auto" style:use-optimal-row-height="true"/>
    </style:style>
    <style:style style:name="ro7" style:family="table-row">
      <style:table-row-properties style:row-height="1.2972in" fo:break-before="auto" style:use-optimal-row-height="true"/>
    </style:style>
    <style:style style:name="ro8" style:family="table-row">
      <style:table-row-properties style:row-height="1.4571in" fo:break-before="auto" style:use-optimal-row-height="true"/>
    </style:style>
    <style:style style:name="ro9" style:family="table-row">
      <style:table-row-properties style:row-height="1.6071in" fo:break-before="auto" style:use-optimal-row-height="true"/>
    </style:style>
    <style:style style:name="ro10" style:family="table-row">
      <style:table-row-properties style:row-height="0.1756in" fo:break-before="auto" style:use-optimal-row-height="true"/>
    </style:style>
    <style:style style:name="ro11" style:family="table-row">
      <style:table-row-properties style:row-height="0.4929in" fo:break-before="auto" style:use-optimal-row-height="true"/>
    </style:style>
    <style:style style:name="ro12" style:family="table-row">
      <style:table-row-properties style:row-height="0.3339in" fo:break-before="auto" style:use-optimal-row-height="true"/>
    </style:style>
    <style:style style:name="ro13" style:family="table-row">
      <style:table-row-properties style:row-height="0.652in" fo:break-before="auto" style:use-optimal-row-height="true"/>
    </style:style>
    <style:style style:name="ro14" style:family="table-row">
      <style:table-row-properties style:row-height="0.3382in" fo:break-before="auto" style:use-optimal-row-height="true"/>
    </style:style>
    <style:style style:name="ro15" style:family="table-row">
      <style:table-row-properties style:row-height="0.498in"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data-style-name="N0"/>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fo:wrap-option="wrap"/>
    </style:style>
    <style:style style:name="ce4" style:family="table-cell" style:parent-style-name="Default">
      <style:table-cell-properties style:text-align-source="fix" style:repeat-content="false" fo:wrap-option="wrap"/>
      <style:paragraph-properties fo:text-align="center" fo:margin-left="0in"/>
    </style:style>
    <style:style style:name="ce5" style:family="table-cell" style:parent-style-name="Default" style:data-style-name="N84"/>
    <style:style style:name="ce6" style:family="table-cell" style:parent-style-name="Default">
      <style:table-cell-properties style:text-align-source="fix" style:repeat-content="false"/>
      <style:paragraph-properties fo:text-align="start" fo:margin-left="0in"/>
    </style:style>
    <style:style style:name="ta_extref" style:family="table">
      <style:table-properties table:display="false"/>
    </style:style>
  </office:automatic-styles>
  <office:body>
    <office:spreadsheet>
      <table:table table:name="ganttproject.csv" table:style-name="ta1" table:print="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1" table:default-cell-style-name="Default"/>
        <table:table-column table:style-name="co14" table:default-cell-style-name="Default"/>
        <table:table-row table:style-name="ro1">
          <table:table-cell office:value-type="string">
            <text:p>ID</text:p>
          </table:table-cell>
          <table:table-cell office:value-type="string">
            <text:p>Name</text:p>
          </table:table-cell>
          <table:table-cell office:value-type="string">
            <text:p>Begin date</text:p>
          </table:table-cell>
          <table:table-cell office:value-type="string">
            <text:p>End date</text:p>
          </table:table-cell>
          <table:table-cell office:value-type="string">
            <text:p>Duration</text:p>
          </table:table-cell>
          <table:table-cell office:value-type="string">
            <text:p>Completion</text:p>
          </table:table-cell>
          <table:table-cell office:value-type="string">
            <text:p>Coordinator</text:p>
          </table:table-cell>
          <table:table-cell office:value-type="string">
            <text:p>Predecessors</text:p>
          </table:table-cell>
          <table:table-cell office:value-type="string">
            <text:p>Outline number</text:p>
          </table:table-cell>
          <table:table-cell office:value-type="string">
            <text:p>Cost</text:p>
          </table:table-cell>
          <table:table-cell office:value-type="string">
            <text:p>Web Link</text:p>
          </table:table-cell>
          <table:table-cell office:value-type="string">
            <text:p>Resources</text:p>
          </table:table-cell>
          <table:table-cell office:value-type="string">
            <text:p>Notes</text:p>
          </table:table-cell>
          <table:table-cell office:value-type="string">
            <text:p>Coordinator</text:p>
          </table:table-cell>
          <table:table-cell office:value-type="string">
            <text:p>Cost</text:p>
          </table:table-cell>
        </table:table-row>
        <table:table-row table:style-name="ro1">
          <table:table-cell office:value-type="float" office:value="0">
            <text:p>0</text:p>
          </table:table-cell>
          <table:table-cell office:value-type="string">
            <text:p>aircraft wireless</text:p>
          </table:table-cell>
          <table:table-cell office:value-type="string">
            <text:p>1/1/15</text:p>
          </table:table-cell>
          <table:table-cell office:value-type="string">
            <text:p>5/20/15</text:p>
          </table:table-cell>
          <table:table-cell office:value-type="float" office:value="100">
            <text:p>100</text:p>
          </table:table-cell>
          <table:table-cell office:value-type="float" office:value="22">
            <text:p>22</text:p>
          </table:table-cell>
          <table:table-cell table:number-columns-repeated="2"/>
          <table:table-cell office:value-type="float" office:value="1">
            <text:p>1</text:p>
          </table:table-cell>
          <table:table-cell office:value-type="float" office:value="1840">
            <text:p>1840</text:p>
          </table:table-cell>
          <table:table-cell table:number-columns-repeated="2"/>
          <table:table-cell office:value-type="string">
            <text:p>A wireless set to receive messages from the ground crew in the new and popular 2-seat racing monoplanes. The new wireless will be smaller and weigh significantly less than comparable sets. This project is sponsored by the Universal Flying Machine Company.</text:p>
          </table:table-cell>
          <table:table-cell/>
          <table:table-cell office:value-type="float" office:value="2060">
            <text:p>2060</text:p>
          </table:table-cell>
        </table:table-row>
        <table:table-row table:style-name="ro1">
          <table:table-cell office:value-type="float" office:value="1">
            <text:p>1</text:p>
          </table:table-cell>
          <table:table-cell office:value-type="string">
            <text:p><text:s text:c="2"/>prototype 1</text:p>
          </table:table-cell>
          <table:table-cell office:value-type="string">
            <text:p>1/1/15</text:p>
          </table:table-cell>
          <table:table-cell office:value-type="string">
            <text:p>1/28/15</text:p>
          </table:table-cell>
          <table:table-cell office:value-type="float" office:value="20">
            <text:p>20</text:p>
          </table:table-cell>
          <table:table-cell office:value-type="float" office:value="100">
            <text:p>100</text:p>
          </table:table-cell>
          <table:table-cell office:value-type="string">
            <text:p>Frank Mason</text:p>
          </table:table-cell>
          <table:table-cell/>
          <table:table-cell office:value-type="float" office:value="1.1">
            <text:p>1.1</text:p>
          </table:table-cell>
          <table:table-cell office:value-type="float" office:value="280">
            <text:p>280</text:p>
          </table:table-cell>
          <table:table-cell/>
          <table:table-cell office:value-type="string">
            <text:p>Tom Swift;Barcoe Jenks;Frank Mason;James Period</text:p>
          </table:table-cell>
          <table:table-cell office:value-type="string">
            <text:p>Release of PN 20000004 Rev 00 Parts List with child parts and assemblies for building a small number of prototype units. Assembly includes an earphone, wire for a stubby antenna and preliminary user manual, but no enclosure. Manufacturing process documentation includes a product part breakdown structure diagram, a work instruction for packing beta test units and a work instruction for fabricating PN 20000001 (custom inductor).</text:p>
          </table:table-cell>
          <table:table-cell office:value-type="string">
            <text:p>Frank Mason</text:p>
          </table:table-cell>
          <table:table-cell office:value-type="float" office:value="240">
            <text:p>240</text:p>
          </table:table-cell>
        </table:table-row>
        <table:table-row table:style-name="ro1">
          <table:table-cell office:value-type="float" office:value="13">
            <text:p>13</text:p>
          </table:table-cell>
          <table:table-cell office:value-type="string">
            <text:p><text:s text:c="2"/>design gate 1</text:p>
          </table:table-cell>
          <table:table-cell table:number-columns-repeated="2" office:value-type="string">
            <text:p>1/29/15</text:p>
          </table:table-cell>
          <table:table-cell table:number-columns-repeated="2" office:value-type="float" office:value="0">
            <text:p>0</text:p>
          </table:table-cell>
          <table:table-cell/>
          <table:table-cell office:value-type="float" office:value="1">
            <text:p>1</text:p>
          </table:table-cell>
          <table:table-cell office:value-type="float" office:value="1.2">
            <text:p>1.2</text:p>
          </table:table-cell>
          <table:table-cell office:value-type="float" office:value="0">
            <text:p>0</text:p>
          </table:table-cell>
          <table:table-cell table:number-columns-repeated="5"/>
        </table:table-row>
        <table:table-row table:style-name="ro1">
          <table:table-cell office:value-type="float" office:value="2">
            <text:p>2</text:p>
          </table:table-cell>
          <table:table-cell office:value-type="string">
            <text:p><text:s text:c="2"/>prototype 2</text:p>
          </table:table-cell>
          <table:table-cell office:value-type="string">
            <text:p>1/29/15</text:p>
          </table:table-cell>
          <table:table-cell office:value-type="string">
            <text:p>2/25/15</text:p>
          </table:table-cell>
          <table:table-cell table:number-columns-repeated="2" office:value-type="float" office:value="20">
            <text:p>20</text:p>
          </table:table-cell>
          <table:table-cell office:value-type="string">
            <text:p>Frank Mason</text:p>
          </table:table-cell>
          <table:table-cell office:value-type="float" office:value="1">
            <text:p>1</text:p>
          </table:table-cell>
          <table:table-cell office:value-type="float" office:value="1.3">
            <text:p>1.3</text:p>
          </table:table-cell>
          <table:table-cell office:value-type="float" office:value="280">
            <text:p>280</text:p>
          </table:table-cell>
          <table:table-cell/>
          <table:table-cell office:value-type="string">
            <text:p>Barcoe Jenks;Frank Mason;Wakefield Damon</text:p>
          </table:table-cell>
          <table:table-cell office:value-type="string">
            <text:p>Revise electrical schematic to correct connectivity of PCB-type inductor, revise PCB design to correct inductor layout, and generate new PCB CAM files. Correct mechanical dimensions of the PCB, create Master Drawing for the PCB, create assembly drawing and work instruction for circuit board assembly. Update work instruction for custom inductor PN 20000001 for clarity (primarily formatting changes, <text:s/>the rev level was not changed as no changes affected the part itself - fit, form or function).</text:p>
          </table:table-cell>
          <table:table-cell/>
          <table:table-cell office:value-type="float" office:value="240">
            <text:p>240</text:p>
          </table:table-cell>
        </table:table-row>
        <table:table-row table:style-name="ro1">
          <table:table-cell office:value-type="float" office:value="18">
            <text:p>18</text:p>
          </table:table-cell>
          <table:table-cell office:value-type="string">
            <text:p><text:s text:c="2"/>design gate 2</text:p>
          </table:table-cell>
          <table:table-cell table:number-columns-repeated="2" office:value-type="string">
            <text:p>2/26/15</text:p>
          </table:table-cell>
          <table:table-cell table:number-columns-repeated="2" office:value-type="float" office:value="0">
            <text:p>0</text:p>
          </table:table-cell>
          <table:table-cell/>
          <table:table-cell office:value-type="float" office:value="2">
            <text:p>2</text:p>
          </table:table-cell>
          <table:table-cell office:value-type="float" office:value="1.4">
            <text:p>1.4</text:p>
          </table:table-cell>
          <table:table-cell office:value-type="float" office:value="0">
            <text:p>0</text:p>
          </table:table-cell>
          <table:table-cell table:number-columns-repeated="5"/>
        </table:table-row>
        <table:table-row table:style-name="ro1">
          <table:table-cell office:value-type="float" office:value="3">
            <text:p>3</text:p>
          </table:table-cell>
          <table:table-cell office:value-type="string">
            <text:p><text:s text:c="2"/>product release</text:p>
          </table:table-cell>
          <table:table-cell office:value-type="string">
            <text:p>2/26/15</text:p>
          </table:table-cell>
          <table:table-cell office:value-type="string">
            <text:p>3/25/15</text:p>
          </table:table-cell>
          <table:table-cell office:value-type="float" office:value="20">
            <text:p>20</text:p>
          </table:table-cell>
          <table:table-cell office:value-type="float" office:value="0">
            <text:p>0</text:p>
          </table:table-cell>
          <table:table-cell office:value-type="string">
            <text:p>Frank Mason</text:p>
          </table:table-cell>
          <table:table-cell office:value-type="float" office:value="2">
            <text:p>2</text:p>
          </table:table-cell>
          <table:table-cell office:value-type="float" office:value="1.5">
            <text:p>1.5</text:p>
          </table:table-cell>
          <table:table-cell office:value-type="float" office:value="490">
            <text:p>490</text:p>
          </table:table-cell>
          <table:table-cell/>
          <table:table-cell office:value-type="string">
            <text:p>Frank Mason;John Sharp;Miquel DeLazes;Ned Newton;Rad Sampson;Wakefield Damon</text:p>
          </table:table-cell>
          <table:table-cell office:value-type="string">
            <text:p>Restructuring of parts lists for product release, including creation of a new top-level marketing assembly part number. An enclosure with hardware was added, the manual and earphone were moved to the marketing assembly, and the stubby antenna was removed and the user manual was updated.</text:p>
          </table:table-cell>
          <table:table-cell office:value-type="string">
            <text:p>Frank Mason</text:p>
          </table:table-cell>
          <table:table-cell office:value-type="float" office:value="500">
            <text:p>500</text:p>
          </table:table-cell>
        </table:table-row>
        <table:table-row table:style-name="ro1">
          <table:table-cell office:value-type="float" office:value="21">
            <text:p>21</text:p>
          </table:table-cell>
          <table:table-cell office:value-type="string">
            <text:p><text:s text:c="2"/>mfg gate 1</text:p>
          </table:table-cell>
          <table:table-cell table:number-columns-repeated="2" office:value-type="string">
            <text:p>3/26/15</text:p>
          </table:table-cell>
          <table:table-cell table:number-columns-repeated="2" office:value-type="float" office:value="0">
            <text:p>0</text:p>
          </table:table-cell>
          <table:table-cell/>
          <table:table-cell office:value-type="float" office:value="3">
            <text:p>3</text:p>
          </table:table-cell>
          <table:table-cell office:value-type="float" office:value="1.6">
            <text:p>1.6</text:p>
          </table:table-cell>
          <table:table-cell office:value-type="float" office:value="0">
            <text:p>0</text:p>
          </table:table-cell>
          <table:table-cell table:number-columns-repeated="5"/>
        </table:table-row>
        <table:table-row table:style-name="ro1">
          <table:table-cell office:value-type="float" office:value="4">
            <text:p>4</text:p>
          </table:table-cell>
          <table:table-cell office:value-type="string">
            <text:p><text:s text:c="2"/>cost/quality improvements</text:p>
          </table:table-cell>
          <table:table-cell office:value-type="string">
            <text:p>3/26/15</text:p>
          </table:table-cell>
          <table:table-cell office:value-type="string">
            <text:p>4/22/15</text:p>
          </table:table-cell>
          <table:table-cell office:value-type="float" office:value="20">
            <text:p>20</text:p>
          </table:table-cell>
          <table:table-cell office:value-type="float" office:value="0">
            <text:p>0</text:p>
          </table:table-cell>
          <table:table-cell office:value-type="string">
            <text:p>Miquel DeLazes</text:p>
          </table:table-cell>
          <table:table-cell office:value-type="float" office:value="3">
            <text:p>3</text:p>
          </table:table-cell>
          <table:table-cell office:value-type="float" office:value="1.7">
            <text:p>1.7</text:p>
          </table:table-cell>
          <table:table-cell office:value-type="float" office:value="630">
            <text:p>630</text:p>
          </table:table-cell>
          <table:table-cell/>
          <table:table-cell office:value-type="string">
            <text:p>Barcoe Jenks;Bub Armstrong;Frank Mason;Garret Jackson;John Sharp;Miquel DeLazes;Wakefield Damon</text:p>
          </table:table-cell>
          <table:table-cell office:value-type="string">
            <text:p>Circuit board orientation in enclosure was inverted to aid assembly and test (mounted PCA component-side-up in enclosure changed to copper-side-up, allowing direct access to circuit board components and off-board wiring while mounted in the enclosure). Location of holes in the enclosure base and lid were adjusted for the new circuit board orientation, and enclosure artwork modified accordingly. To document the changes, the PCA assembly diagram and work instruction were updated for the tuning capacitor being mounted on the opposite side of the PCB, and the enclosure-level assembly diagram and work instruction were updated for PCA mounting change (orientation and new shorter standoffs).</text:p>
          </table:table-cell>
          <table:table-cell office:value-type="string">
            <text:p>Miquel DeLazes</text:p>
          </table:table-cell>
          <table:table-cell office:value-type="float" office:value="700">
            <text:p>700</text:p>
          </table:table-cell>
        </table:table-row>
        <table:table-row table:style-name="ro1">
          <table:table-cell office:value-type="float" office:value="27">
            <text:p>27</text:p>
          </table:table-cell>
          <table:table-cell office:value-type="string">
            <text:p><text:s text:c="2"/>mfg gate 2</text:p>
          </table:table-cell>
          <table:table-cell table:number-columns-repeated="2" office:value-type="string">
            <text:p>4/23/15</text:p>
          </table:table-cell>
          <table:table-cell table:number-columns-repeated="2" office:value-type="float" office:value="0">
            <text:p>0</text:p>
          </table:table-cell>
          <table:table-cell/>
          <table:table-cell office:value-type="float" office:value="4">
            <text:p>4</text:p>
          </table:table-cell>
          <table:table-cell office:value-type="float" office:value="1.8">
            <text:p>1.8</text:p>
          </table:table-cell>
          <table:table-cell office:value-type="float" office:value="0">
            <text:p>0</text:p>
          </table:table-cell>
          <table:table-cell table:number-columns-repeated="5"/>
        </table:table-row>
        <table:table-row table:style-name="ro1">
          <table:table-cell office:value-type="float" office:value="5">
            <text:p>5</text:p>
          </table:table-cell>
          <table:table-cell office:value-type="string">
            <text:p><text:s text:c="2"/>field service kit</text:p>
          </table:table-cell>
          <table:table-cell office:value-type="string">
            <text:p>4/23/15</text:p>
          </table:table-cell>
          <table:table-cell office:value-type="string">
            <text:p>5/20/15</text:p>
          </table:table-cell>
          <table:table-cell office:value-type="float" office:value="20">
            <text:p>20</text:p>
          </table:table-cell>
          <table:table-cell office:value-type="float" office:value="0">
            <text:p>0</text:p>
          </table:table-cell>
          <table:table-cell office:value-type="string">
            <text:p>John Sharp</text:p>
          </table:table-cell>
          <table:table-cell office:value-type="float" office:value="4">
            <text:p>4</text:p>
          </table:table-cell>
          <table:table-cell office:value-type="float" office:value="1.9">
            <text:p>1.9</text:p>
          </table:table-cell>
          <table:table-cell office:value-type="float" office:value="160">
            <text:p>160</text:p>
          </table:table-cell>
          <table:table-cell/>
          <table:table-cell office:value-type="string">
            <text:p>John Sharp;Miquel DeLazes;Rad Sampson;Wakefield Damon</text:p>
          </table:table-cell>
          <table:table-cell office:value-type="string">
            <text:p>A kit of parts useful for field service was released. The service kit and contents was created in response to requests from field service technicians to provide more effective and efficient field service.</text:p>
          </table:table-cell>
          <table:table-cell office:value-type="string">
            <text:p>John Sharp</text:p>
          </table:table-cell>
          <table:table-cell office:value-type="float" office:value="380">
            <text:p>380</text:p>
          </table:table-cell>
        </table:table-row>
        <table:table-row table:style-name="ro1">
          <table:table-cell office:value-type="float" office:value="30">
            <text:p>30</text:p>
          </table:table-cell>
          <table:table-cell office:value-type="string">
            <text:p><text:s text:c="2"/>mfg gate 3</text:p>
          </table:table-cell>
          <table:table-cell table:number-columns-repeated="2" office:value-type="string">
            <text:p>5/21/15</text:p>
          </table:table-cell>
          <table:table-cell table:number-columns-repeated="2" office:value-type="float" office:value="0">
            <text:p>0</text:p>
          </table:table-cell>
          <table:table-cell/>
          <table:table-cell office:value-type="float" office:value="5">
            <text:p>5</text:p>
          </table:table-cell>
          <table:table-cell office:value-type="float" office:value="1.1">
            <text:p>1.1</text:p>
          </table:table-cell>
          <table:table-cell office:value-type="float" office:value="0">
            <text:p>0</text:p>
          </table:table-cell>
          <table:table-cell table:number-columns-repeated="5"/>
        </table:table-row>
        <table:table-row table:style-name="ro1">
          <table:table-cell office:value-type="float" office:value="6">
            <text:p>6</text:p>
          </table:table-cell>
          <table:table-cell office:value-type="string">
            <text:p>target finder</text:p>
          </table:table-cell>
          <table:table-cell table:number-columns-repeated="2" office:value-type="string">
            <text:p>1/1/15</text:p>
          </table:table-cell>
          <table:table-cell office:value-type="float" office:value="1">
            <text:p>1</text:p>
          </table:table-cell>
          <table:table-cell office:value-type="float" office:value="0">
            <text:p>0</text:p>
          </table:table-cell>
          <table:table-cell table:number-columns-repeated="2"/>
          <table:table-cell office:value-type="float" office:value="2">
            <text:p>2</text:p>
          </table:table-cell>
          <table:table-cell office:value-type="float" office:value="0">
            <text:p>0</text:p>
          </table:table-cell>
          <table:table-cell table:number-columns-repeated="2"/>
          <table:table-cell office:value-type="string">
            <text:p>The analog TargetFinder was designed for Lucifer, an aerial fire-fighting platform designed by Tom Swift, and provided a method for accurately placing fire extinguisher bombs. Factors taken into account by the targetfinder include the speed of the airship, the airship altitude, the wind velocity, and the weight of the fire-fighting grenades.</text:p>
          </table:table-cell>
          <table:table-cell/>
          <table:table-cell office:value-type="float" office:value="0">
            <text:p>0</text:p>
          </table:table-cell>
        </table:table-row>
        <table:table-row table:style-name="ro1">
          <table:table-cell office:value-type="float" office:value="7">
            <text:p>7</text:p>
          </table:table-cell>
          <table:table-cell office:value-type="string">
            <text:p>aeroplane-dirigable</text:p>
          </table:table-cell>
          <table:table-cell table:number-columns-repeated="2" office:value-type="string">
            <text:p>1/1/15</text:p>
          </table:table-cell>
          <table:table-cell office:value-type="float" office:value="1">
            <text:p>1</text:p>
          </table:table-cell>
          <table:table-cell office:value-type="float" office:value="0">
            <text:p>0</text:p>
          </table:table-cell>
          <table:table-cell table:number-columns-repeated="2"/>
          <table:table-cell office:value-type="float" office:value="3">
            <text:p>3</text:p>
          </table:table-cell>
          <table:table-cell office:value-type="float" office:value="0">
            <text:p>0</text:p>
          </table:table-cell>
          <table:table-cell table:number-columns-repeated="2"/>
          <table:table-cell office:value-type="string">
            <text:p>A combination aeroplane-dirigible with conventional biplane wings and twin control rudders, and a rigid, multi-cell aluminum "gas bag" providing for vertical takeoff and landing. The lifting gas is party hydrogen and generated on board. Forward power was generated by a 20-cylinder air-cooled engine (invented by Barton Swift), driving two 8-foot diameter airscrews in a push-pull configuration. Crusing speed is 30 mph with top speed of 80mph (in a moderate wind). Amenities included an observation car with pilot gear, floor-mounted windows and easy chairs, slept 5, and had an electric stove and furnace in the galley.</text:p>
          </table:table-cell>
          <table:table-cell/>
          <table:table-cell office:value-type="float" office:value="0">
            <text:p>0</text:p>
          </table:table-cell>
        </table:table-row>
        <table:table-row table:style-name="ro1">
          <table:table-cell office:value-type="float" office:value="8">
            <text:p>8</text:p>
          </table:table-cell>
          <table:table-cell office:value-type="string">
            <text:p>submarine</text:p>
          </table:table-cell>
          <table:table-cell table:number-columns-repeated="2" office:value-type="string">
            <text:p>1/1/15</text:p>
          </table:table-cell>
          <table:table-cell office:value-type="float" office:value="1">
            <text:p>1</text:p>
          </table:table-cell>
          <table:table-cell office:value-type="float" office:value="0">
            <text:p>0</text:p>
          </table:table-cell>
          <table:table-cell table:number-columns-repeated="2"/>
          <table:table-cell office:value-type="float" office:value="4">
            <text:p>4</text:p>
          </table:table-cell>
          <table:table-cell office:value-type="float" office:value="0">
            <text:p>0</text:p>
          </table:table-cell>
          <table:table-cell table:number-columns-repeated="2"/>
          <table:table-cell office:value-type="string">
            <text:p>Designed by Barton Swift, the submarine is 100 ft long with a 20 ft beam. The hull is triple layered, with a secret inner material for added strength, can remain submerged for 30 days and has a cruising speed of 14mph. Propulsion comes from a gasolene engine driving motor dynamos which then power a new electrical hydrodynamic drive. Two electric cannons firing 25 pound solid shots are provided for repelling sea monsters. The submarine carries all-metal diving suits of a type which require no air hoses or safety lines, using automatic air tanks instead.</text:p>
          </table:table-cell>
          <table:table-cell/>
          <table:table-cell office:value-type="float" office:value="0">
            <text:p>0</text:p>
          </table:table-cell>
        </table:table-row>
        <table:table-row table:style-name="ro1">
          <table:table-cell office:value-type="float" office:value="9">
            <text:p>9</text:p>
          </table:table-cell>
          <table:table-cell office:value-type="string">
            <text:p>rechargeable wet battery</text:p>
          </table:table-cell>
          <table:table-cell table:number-columns-repeated="2" office:value-type="string">
            <text:p>1/1/15</text:p>
          </table:table-cell>
          <table:table-cell office:value-type="float" office:value="1">
            <text:p>1</text:p>
          </table:table-cell>
          <table:table-cell office:value-type="float" office:value="0">
            <text:p>0</text:p>
          </table:table-cell>
          <table:table-cell table:number-columns-repeated="2"/>
          <table:table-cell office:value-type="float" office:value="5">
            <text:p>5</text:p>
          </table:table-cell>
          <table:table-cell office:value-type="float" office:value="0">
            <text:p>0</text:p>
          </table:table-cell>
          <table:table-cell table:number-columns-repeated="2"/>
          <table:table-cell office:value-type="string">
            <text:p>The battery is based on a new technology using nickle oxide, ferric oxide and steel tubes with a lithium hydrate electrolyte. Cells can be recharged in half the time as with a comparable wet cell design with a quantum increase in energy density. The battery was designed to power a 4-seat electric runabout, charging the batteries from a charging station or by connection to a trolley line or street lamp.</text:p>
          </table:table-cell>
          <table:table-cell/>
          <table:table-cell office:value-type="float" office:value="0">
            <text:p>0</text:p>
          </table:table-cell>
        </table:table-row>
        <table:table-row table:style-name="ro1">
          <table:table-cell office:value-type="float" office:value="10">
            <text:p>10</text:p>
          </table:table-cell>
          <table:table-cell office:value-type="string">
            <text:p>electric rifle</text:p>
          </table:table-cell>
          <table:table-cell table:number-columns-repeated="2" office:value-type="string">
            <text:p>1/1/15</text:p>
          </table:table-cell>
          <table:table-cell office:value-type="float" office:value="1">
            <text:p>1</text:p>
          </table:table-cell>
          <table:table-cell office:value-type="float" office:value="0">
            <text:p>0</text:p>
          </table:table-cell>
          <table:table-cell table:number-columns-repeated="2"/>
          <table:table-cell office:value-type="float" office:value="6">
            <text:p>6</text:p>
          </table:table-cell>
          <table:table-cell office:value-type="float" office:value="0">
            <text:p>0</text:p>
          </table:table-cell>
          <table:table-cell table:number-columns-repeated="2"/>
          <table:table-cell office:value-type="string">
            <text:p>The electric rifle is a personal protection device based on throwing electric charge. The range of the discharge as well as its force can be adjusted, and the charge can travel through walls without loss of energy. The Electric Rifle resembles an over-sized heavy-game firearm, although weighing significantly less and having various dials, levers, gears and wheels on the shoulder stock. Power is provided by a charge storage cylinder in the butt-stock, charged by a small hand-operated dynamo.</text:p>
          </table:table-cell>
          <table:table-cell/>
          <table:table-cell office:value-type="float" office:value="0">
            <text:p>0</text:p>
          </table:table-cell>
        </table:table-row>
        <table:table-row table:style-name="ro1">
          <table:table-cell office:value-type="float" office:value="11">
            <text:p>11</text:p>
          </table:table-cell>
          <table:table-cell office:value-type="string">
            <text:p>photo-telephone</text:p>
          </table:table-cell>
          <table:table-cell table:number-columns-repeated="2" office:value-type="string">
            <text:p>1/1/15</text:p>
          </table:table-cell>
          <table:table-cell office:value-type="float" office:value="1">
            <text:p>1</text:p>
          </table:table-cell>
          <table:table-cell office:value-type="float" office:value="0">
            <text:p>0</text:p>
          </table:table-cell>
          <table:table-cell table:number-columns-repeated="2"/>
          <table:table-cell office:value-type="float" office:value="7">
            <text:p>7</text:p>
          </table:table-cell>
          <table:table-cell office:value-type="float" office:value="0">
            <text:p>0</text:p>
          </table:table-cell>
          <table:table-cell table:number-columns-repeated="2"/>
          <table:table-cell office:value-type="string">
            <text:p>The Photo Telephone was based on a standard telephone but using a three-wire interface instead of the typical two (the third carrying the picture data). A pair of charged selenium plates connected to an audio amplifier are used in both the transmit and receive path. The picture is fixed by a kilo-volt charge and then plate developed using a wet continuous chemical process (similar to that used for standard photographic plates and film). A permanent recording of both picture and voice can be made at the receiving station.</text:p>
          </table:table-cell>
          <table:table-cell/>
          <table:table-cell office:value-type="float" office:value="0">
            <text:p>0</text:p>
          </table:table-cell>
        </table:table-row>
        <table:table-row table:style-name="ro1">
          <table:table-cell office:value-type="float" office:value="12">
            <text:p>12</text:p>
          </table:table-cell>
          <table:table-cell office:value-type="string">
            <text:p>electric drive locomotive</text:p>
          </table:table-cell>
          <table:table-cell table:number-columns-repeated="2" office:value-type="string">
            <text:p>1/1/15</text:p>
          </table:table-cell>
          <table:table-cell office:value-type="float" office:value="1">
            <text:p>1</text:p>
          </table:table-cell>
          <table:table-cell office:value-type="float" office:value="0">
            <text:p>0</text:p>
          </table:table-cell>
          <table:table-cell table:number-columns-repeated="2"/>
          <table:table-cell office:value-type="float" office:value="8">
            <text:p>8</text:p>
          </table:table-cell>
          <table:table-cell office:value-type="float" office:value="0">
            <text:p>0</text:p>
          </table:table-cell>
          <table:table-cell table:number-columns-repeated="2"/>
          <table:table-cell office:value-type="string">
            <text:p>The Hercules 0001 is a 285 ton electric drive locomotive in 4-12-4 configuration. The 12 main driving wheels are 70 inches in diameter and powered by six dual-motor DC motors providing 4400 horsepower in total. Power is supplied through a twin pantograph overhead pickup from a 3000 volt DC line. The locomotive is 90 ft overall, 10 ft wide, and 14 ft tall, with a top speed of 120 mph on level track.</text:p>
          </table:table-cell>
          <table:table-cell/>
          <table:table-cell office:value-type="float" office:value="0">
            <text:p>0</text:p>
          </table:table-cell>
        </table:table-row>
        <table:table-row table:style-name="ro1" table:number-rows-repeated="2">
          <table:table-cell table:number-columns-repeated="15"/>
        </table:table-row>
        <table:table-row table:style-name="ro1">
          <table:table-cell office:value-type="string">
            <text:p>ID</text:p>
          </table:table-cell>
          <table:table-cell office:value-type="string">
            <text:p>Name</text:p>
          </table:table-cell>
          <table:table-cell office:value-type="string">
            <text:p>Default role</text:p>
          </table:table-cell>
          <table:table-cell office:value-type="string">
            <text:p>e-mail</text:p>
          </table:table-cell>
          <table:table-cell office:value-type="string">
            <text:p>Phone</text:p>
          </table:table-cell>
          <table:table-cell office:value-type="string">
            <text:p>Assignment role</text:p>
          </table:table-cell>
          <table:table-cell office:value-type="string">
            <text:p>Standard rate</text:p>
          </table:table-cell>
          <table:table-cell table:number-columns-repeated="8"/>
        </table:table-row>
        <table:table-row table:style-name="ro1">
          <table:table-cell office:value-type="float" office:value="22">
            <text:p>22</text:p>
          </table:table-cell>
          <table:table-cell office:value-type="string">
            <text:p>Tom Swift</text:p>
          </table:table-cell>
          <table:table-cell office:value-type="string">
            <text:p>Default:0</text:p>
          </table:table-cell>
          <table:table-cell office:value-type="string">
            <text:p>tswift@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23">
            <text:p>23</text:p>
          </table:table-cell>
          <table:table-cell office:value-type="string">
            <text:p>Barcoe Jenks</text:p>
          </table:table-cell>
          <table:table-cell office:value-type="string">
            <text:p>SoftwareDevelopment:2</text:p>
          </table:table-cell>
          <table:table-cell office:value-type="string">
            <text:p>bjenks@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24">
            <text:p>24</text:p>
          </table:table-cell>
          <table:table-cell office:value-type="string">
            <text:p>Barton Swift</text:p>
          </table:table-cell>
          <table:table-cell office:value-type="string">
            <text:p>Default:0</text:p>
          </table:table-cell>
          <table:table-cell office:value-type="string">
            <text:p>bswift@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25">
            <text:p>25</text:p>
          </table:table-cell>
          <table:table-cell office:value-type="string">
            <text:p>Bub Armstrong</text:p>
          </table:table-cell>
          <table:table-cell office:value-type="string">
            <text:p>SoftwareDevelopment:2</text:p>
          </table:table-cell>
          <table:table-cell office:value-type="string">
            <text:p>barmstrong@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26">
            <text:p>26</text:p>
          </table:table-cell>
          <table:table-cell office:value-type="string">
            <text:p>Frank Mason</text:p>
          </table:table-cell>
          <table:table-cell office:value-type="string">
            <text:p>Default:1</text:p>
          </table:table-cell>
          <table:table-cell office:value-type="string">
            <text:p>fmason@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27">
            <text:p>27</text:p>
          </table:table-cell>
          <table:table-cell office:value-type="string">
            <text:p>Garret Jackson</text:p>
          </table:table-cell>
          <table:table-cell office:value-type="string">
            <text:p>Default:0</text:p>
          </table:table-cell>
          <table:table-cell office:value-type="string">
            <text:p>gjackson@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28">
            <text:p>28</text:p>
          </table:table-cell>
          <table:table-cell office:value-type="string">
            <text:p>Hank Baldwin</text:p>
          </table:table-cell>
          <table:table-cell office:value-type="string">
            <text:p>Default:0</text:p>
          </table:table-cell>
          <table:table-cell office:value-type="string">
            <text:p>hbaldwin@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29">
            <text:p>29</text:p>
          </table:table-cell>
          <table:table-cell office:value-type="string">
            <text:p>Helen Randall</text:p>
          </table:table-cell>
          <table:table-cell office:value-type="string">
            <text:p>Default:0</text:p>
          </table:table-cell>
          <table:table-cell office:value-type="string">
            <text:p>hrandall@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30">
            <text:p>30</text:p>
          </table:table-cell>
          <table:table-cell office:value-type="string">
            <text:p>Jacab Wood</text:p>
          </table:table-cell>
          <table:table-cell office:value-type="string">
            <text:p>Default:0</text:p>
          </table:table-cell>
          <table:table-cell office:value-type="string">
            <text:p>jwood@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31">
            <text:p>31</text:p>
          </table:table-cell>
          <table:table-cell office:value-type="string">
            <text:p>James Period</text:p>
          </table:table-cell>
          <table:table-cell office:value-type="string">
            <text:p>Default:0</text:p>
          </table:table-cell>
          <table:table-cell office:value-type="string">
            <text:p>jperiod@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32">
            <text:p>32</text:p>
          </table:table-cell>
          <table:table-cell office:value-type="string">
            <text:p>Jennie Haddon</text:p>
          </table:table-cell>
          <table:table-cell office:value-type="string">
            <text:p>Default:0</text:p>
          </table:table-cell>
          <table:table-cell office:value-type="string">
            <text:p>jhaddon@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33">
            <text:p>33</text:p>
          </table:table-cell>
          <table:table-cell office:value-type="string">
            <text:p>Jennie Morse</text:p>
          </table:table-cell>
          <table:table-cell office:value-type="string">
            <text:p>Default:0</text:p>
          </table:table-cell>
          <table:table-cell office:value-type="string">
            <text:p>jmorse@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34">
            <text:p>34</text:p>
          </table:table-cell>
          <table:table-cell office:value-type="string">
            <text:p>John Sharp</text:p>
          </table:table-cell>
          <table:table-cell office:value-type="string">
            <text:p>Default:1</text:p>
          </table:table-cell>
          <table:table-cell office:value-type="string">
            <text:p>jsharp@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35">
            <text:p>35</text:p>
          </table:table-cell>
          <table:table-cell office:value-type="string">
            <text:p>Martha Baggert</text:p>
          </table:table-cell>
          <table:table-cell office:value-type="string">
            <text:p>Default:0</text:p>
          </table:table-cell>
          <table:table-cell office:value-type="string">
            <text:p>mbaggert@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36">
            <text:p>36</text:p>
          </table:table-cell>
          <table:table-cell office:value-type="string">
            <text:p>Mary Nestor</text:p>
          </table:table-cell>
          <table:table-cell office:value-type="string">
            <text:p>Default:0</text:p>
          </table:table-cell>
          <table:table-cell office:value-type="string">
            <text:p>mnestor@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37">
            <text:p>37</text:p>
          </table:table-cell>
          <table:table-cell office:value-type="string">
            <text:p>Minnie Blair</text:p>
          </table:table-cell>
          <table:table-cell office:value-type="string">
            <text:p>SoftwareDevelopment:2</text:p>
          </table:table-cell>
          <table:table-cell office:value-type="string">
            <text:p>mblair@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38">
            <text:p>38</text:p>
          </table:table-cell>
          <table:table-cell office:value-type="string">
            <text:p>Miquel DeLazes</text:p>
          </table:table-cell>
          <table:table-cell office:value-type="string">
            <text:p>Default:0</text:p>
          </table:table-cell>
          <table:table-cell office:value-type="string">
            <text:p>mdelazes@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39">
            <text:p>39</text:p>
          </table:table-cell>
          <table:table-cell office:value-type="string">
            <text:p>Ned Newton</text:p>
          </table:table-cell>
          <table:table-cell office:value-type="string">
            <text:p>Default:0</text:p>
          </table:table-cell>
          <table:table-cell office:value-type="string">
            <text:p>nnewton@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40">
            <text:p>40</text:p>
          </table:table-cell>
          <table:table-cell office:value-type="string">
            <text:p>Rad Sampson</text:p>
          </table:table-cell>
          <table:table-cell office:value-type="string">
            <text:p>SoftwareDevelopment:4</text:p>
          </table:table-cell>
          <table:table-cell office:value-type="string">
            <text:p>rsampson@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41">
            <text:p>41</text:p>
          </table:table-cell>
          <table:table-cell office:value-type="string">
            <text:p>Sarah Malloy</text:p>
          </table:table-cell>
          <table:table-cell office:value-type="string">
            <text:p>Default:0</text:p>
          </table:table-cell>
          <table:table-cell office:value-type="string">
            <text:p>smalloy@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42">
            <text:p>42</text:p>
          </table:table-cell>
          <table:table-cell office:value-type="string">
            <text:p>Wakefield Damon</text:p>
          </table:table-cell>
          <table:table-cell office:value-type="string">
            <text:p>SoftwareDevelopment:3</text:p>
          </table:table-cell>
          <table:table-cell office:value-type="string">
            <text:p>wdamon@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43">
            <text:p>43</text:p>
          </table:table-cell>
          <table:table-cell office:value-type="string">
            <text:p>William Crawford</text:p>
          </table:table-cell>
          <table:table-cell office:value-type="string">
            <text:p>Default:0</text:p>
          </table:table-cell>
          <table:table-cell office:value-type="string">
            <text:p>wcrawford@swiftconstructioncompany.net</text:p>
          </table:table-cell>
          <table:table-cell table:number-columns-repeated="2"/>
          <table:table-cell office:value-type="float" office:value="10">
            <text:p>10</text:p>
          </table:table-cell>
          <table:table-cell table:number-columns-repeated="8"/>
        </table:table-row>
      </table:table>
      <table:table table:name="project" table:style-name="ta1" table:print="false">
        <table:table-column table:style-name="co18" table:default-cell-style-name="ce2"/>
        <table:table-column table:style-name="co19" table:default-cell-style-name="Default"/>
        <table:table-column table:style-name="co20" table:default-cell-style-name="Default"/>
        <table:table-column table:style-name="co20" table:default-cell-style-name="ce3"/>
        <table:table-column table:style-name="co21" table:default-cell-style-name="ce2"/>
        <table:table-column table:style-name="co21" table:default-cell-style-name="ce4"/>
        <table:table-column table:style-name="co22" table:default-cell-style-name="ce2"/>
        <table:table-column table:style-name="co23" table:default-cell-style-name="ce2"/>
        <table:table-column table:style-name="co24" table:default-cell-style-name="ce2"/>
        <table:table-column table:style-name="co25" table:default-cell-style-name="Default"/>
        <table:table-column table:style-name="co26" table:default-cell-style-name="Default"/>
        <table:table-column table:style-name="co21" table:default-cell-style-name="Default"/>
        <table:table-column table:style-name="co27" table:default-cell-style-name="Default"/>
        <table:table-row table:style-name="ro2">
          <table:table-cell office:value-type="string">
            <text:p>id</text:p>
          </table:table-cell>
          <table:table-cell office:value-type="string">
            <text:p>name</text:p>
          </table:table-cell>
          <table:table-cell office:value-type="string">
            <text:p>code</text:p>
          </table:table-cell>
          <table:table-cell office:value-type="string">
            <text:p>description</text:p>
          </table:table-cell>
          <table:table-cell office:value-type="string">
            <text:p>customer_id</text:p>
          </table:table-cell>
          <table:table-cell office:value-type="string">
            <text:p>owner_id</text:p>
          </table:table-cell>
          <table:table-cell office:value-type="string">
            <text:p>phase_id</text:p>
          </table:table-cell>
          <table:table-cell office:value-type="string">
            <text:p>status_id</text:p>
          </table:table-cell>
          <table:table-cell office:value-type="string">
            <text:p>type_id</text:p>
          </table:table-cell>
          <table:table-cell office:value-type="string">
            <text:p>create_time</text:p>
          </table:table-cell>
          <table:table-cell office:value-type="string">
            <text:p>create_user_id</text:p>
          </table:table-cell>
          <table:table-cell office:value-type="string">
            <text:p>update_time</text:p>
          </table:table-cell>
          <table:table-cell office:value-type="string">
            <text:p>update_user_id</text:p>
          </table:table-cell>
        </table:table-row>
        <table:table-row table:style-name="ro3">
          <table:table-cell office:value-type="float" office:value="1">
            <text:p>1</text:p>
          </table:table-cell>
          <table:table-cell table:formula="of:=['ganttproject.csv'.B2]" office:value-type="string" office:string-value="aircraft wireless">
            <text:p>aircraft wireless</text:p>
          </table:table-cell>
          <table:table-cell office:value-type="string">
            <text:p>P2015-001</text:p>
          </table:table-cell>
          <table:table-cell table:formula="of:=['ganttproject.csv'.M2]" office:value-type="string" office:string-value="A wireless set to receive messages from the ground crew in the new and popular 2-seat racing monoplanes. The new wireless will be smaller and weigh significantly less than comparable sets. This project is sponsored by the Universal Flying Machine Company.">
            <text:p>A wireless set to receive messages from the ground crew in the new and popular 2-seat racing monoplanes. The new wireless will be smaller and weigh significantly less than comparable sets. This project is sponsored by the Universal Flying Machine Company.</text:p>
          </table:table-cell>
          <table:table-cell table:formula="of:=['file:///G:/Work/maestro/protected/data/ods/customer.ods'#$customer.A4]" office:value-type="string" office:string-value="3">
            <text:p>3</text:p>
          </table:table-cell>
          <table:table-cell table:formula="of:=['file:///G:/Work/maestro/protected/data/ods/person.ods'#$person.A7]" office:value-type="float" office:value="6">
            <text:p>6</text:p>
          </table:table-cell>
          <table:table-cell table:formula="of:=[project_phase.A4]" office:value-type="float" office:value="3">
            <text:p>3</text:p>
          </table:table-cell>
          <table:table-cell table:formula="of:=[project_status.A3]" office:value-type="float" office:value="2">
            <text:p>2</text:p>
          </table:table-cell>
          <table:table-cell table:formula="of:=[project_type.$A$2]" office:value-type="float" office:value="1">
            <text:p>1</text:p>
          </table:table-cell>
          <table:table-cell table:style-name="ce5" office:value-type="date" office:date-value="2015-01-01">
            <text:p>2015-01-01</text:p>
          </table:table-cell>
          <table:table-cell table:formula="of:=['file:///G:/Work/maestro/protected/data/ods/person.ods'#$person.$A$7]" office:value-type="float" office:value="6">
            <text:p>6</text:p>
          </table:table-cell>
          <table:table-cell table:style-name="ce5" office:value-type="date" office:date-value="2015-01-01">
            <text:p>2015-01-01</text:p>
          </table:table-cell>
          <table:table-cell table:formula="of:=['file:///G:/Work/maestro/protected/data/ods/person.ods'#$person.$A$7]" office:value-type="float" office:value="6">
            <text:p>6</text:p>
          </table:table-cell>
        </table:table-row>
        <table:table-row table:style-name="ro4">
          <table:table-cell office:value-type="float" office:value="2">
            <text:p>2</text:p>
          </table:table-cell>
          <table:table-cell table:formula="of:=['ganttproject.csv'.B13]" office:value-type="string" office:string-value="target finder">
            <text:p>target finder</text:p>
          </table:table-cell>
          <table:table-cell office:value-type="string">
            <text:p>P2015-002</text:p>
          </table:table-cell>
          <table:table-cell table:formula="of:=['ganttproject.csv'.M13]" office:value-type="string" office:string-value="The analog TargetFinder was designed for Lucifer, an aerial fire-fighting platform designed by Tom Swift, and provided a method for accurately placing fire extinguisher bombs. Factors taken into account by the targetfinder include the speed of the airship, the airship altitude, the wind velocity, and the weight of the fire-fighting grenades.">
            <text:p>The analog TargetFinder was designed for Lucifer, an aerial fire-fighting platform designed by Tom Swift, and provided a method for accurately placing fire extinguisher bombs. Factors taken into account by the targetfinder include the speed of the airship, the airship altitude, the wind velocity, and the weight of the fire-fighting grenades.</text:p>
          </table:table-cell>
          <table:table-cell/>
          <table:table-cell table:formula="of:=['file:///G:/Work/maestro/protected/data/ods/person.ods'#$person.$A$23]" office:value-type="float" office:value="22">
            <text:p>22</text:p>
          </table:table-cell>
          <table:table-cell table:formula="of:=[project_phase.A2]" office:value-type="float" office:value="1">
            <text:p>1</text:p>
          </table:table-cell>
          <table:table-cell table:formula="of:=[project_status.A3]" office:value-type="float" office:value="2">
            <text:p>2</text:p>
          </table:table-cell>
          <table:table-cell table:formula="of:=[project_type.$A$2]" office:value-type="float" office:value="1">
            <text:p>1</text:p>
          </table:table-cell>
          <table:table-cell table:style-name="ce5" office:value-type="date" office:date-value="2015-01-01">
            <text:p>2015-01-01</text:p>
          </table:table-cell>
          <table:table-cell table:formula="of:=['file:///G:/Work/maestro/protected/data/ods/person.ods'#$person.$A$7]" office:value-type="float" office:value="6">
            <text:p>6</text:p>
          </table:table-cell>
          <table:table-cell table:style-name="ce5" office:value-type="date" office:date-value="2015-01-01">
            <text:p>2015-01-01</text:p>
          </table:table-cell>
          <table:table-cell table:formula="of:=['file:///G:/Work/maestro/protected/data/ods/person.ods'#$person.$A$7]" office:value-type="float" office:value="6">
            <text:p>6</text:p>
          </table:table-cell>
        </table:table-row>
        <table:table-row table:style-name="ro5">
          <table:table-cell office:value-type="float" office:value="3">
            <text:p>3</text:p>
          </table:table-cell>
          <table:table-cell table:formula="of:=['ganttproject.csv'.B14]" office:value-type="string" office:string-value="aeroplane-dirigable">
            <text:p>aeroplane-dirigable</text:p>
          </table:table-cell>
          <table:table-cell office:value-type="string">
            <text:p>P2015-003</text:p>
          </table:table-cell>
          <table:table-cell table:formula="of:=['ganttproject.csv'.M14]" office:value-type="string" office:string-value="A combination aeroplane-dirigible with conventional biplane wings and twin control rudders, and a rigid, multi-cell aluminum &quot;gas bag&quot; providing for vertical takeoff and landing. The lifting gas is party hydrogen and generated on board. Forward power was generated by a 20-cylinder air-cooled engine (invented by Barton Swift), driving two 8-foot diameter airscrews in a push-pull configuration. Crusing speed is 30 mph with top speed of 80mph (in a moderate wind). Amenities included an observation car with pilot gear, floor-mounted windows and easy chairs, slept 5, and had an electric stove and furnace in the galley.">
            <text:p>A combination aeroplane-dirigible with conventional biplane wings and twin control rudders, and a rigid, multi-cell aluminum "gas bag" providing for vertical takeoff and landing. The lifting gas is party hydrogen and generated on board. Forward power was generated by a 20-cylinder air-cooled engine (invented by Barton Swift), driving two 8-foot diameter airscrews in a push-pull configuration. Crusing speed is 30 mph with top speed of 80mph (in a moderate wind). Amenities included an observation car with pilot gear, floor-mounted windows and easy chairs, slept 5, and had an electric stove and furnace in the galley.</text:p>
          </table:table-cell>
          <table:table-cell/>
          <table:table-cell table:formula="of:=['file:///G:/Work/maestro/protected/data/ods/person.ods'#$person.$A$23]" office:value-type="float" office:value="22">
            <text:p>22</text:p>
          </table:table-cell>
          <table:table-cell table:formula="of:=[project_phase.A2]" office:value-type="float" office:value="1">
            <text:p>1</text:p>
          </table:table-cell>
          <table:table-cell table:formula="of:=[project_status.A3]" office:value-type="float" office:value="2">
            <text:p>2</text:p>
          </table:table-cell>
          <table:table-cell table:formula="of:=[project_type.$A$2]" office:value-type="float" office:value="1">
            <text:p>1</text:p>
          </table:table-cell>
          <table:table-cell table:style-name="ce5" office:value-type="date" office:date-value="2015-01-01">
            <text:p>2015-01-01</text:p>
          </table:table-cell>
          <table:table-cell table:formula="of:=['file:///G:/Work/maestro/protected/data/ods/person.ods'#$person.$A$7]" office:value-type="float" office:value="6">
            <text:p>6</text:p>
          </table:table-cell>
          <table:table-cell table:style-name="ce5" office:value-type="date" office:date-value="2015-01-01">
            <text:p>2015-01-01</text:p>
          </table:table-cell>
          <table:table-cell table:formula="of:=['file:///G:/Work/maestro/protected/data/ods/person.ods'#$person.$A$7]" office:value-type="float" office:value="6">
            <text:p>6</text:p>
          </table:table-cell>
        </table:table-row>
        <table:table-row table:style-name="ro6">
          <table:table-cell office:value-type="float" office:value="4">
            <text:p>4</text:p>
          </table:table-cell>
          <table:table-cell table:formula="of:=['ganttproject.csv'.B15]" office:value-type="string" office:string-value="submarine">
            <text:p>submarine</text:p>
          </table:table-cell>
          <table:table-cell office:value-type="string">
            <text:p>P2015-004</text:p>
          </table:table-cell>
          <table:table-cell table:formula="of:=['ganttproject.csv'.M15]" office:value-type="string" office:string-value="Designed by Barton Swift, the submarine is 100 ft long with a 20 ft beam. The hull is triple layered, with a secret inner material for added strength, can remain submerged for 30 days and has a cruising speed of 14mph. Propulsion comes from a gasolene engine driving motor dynamos which then power a new electrical hydrodynamic drive. Two electric cannons firing 25 pound solid shots are provided for repelling sea monsters. The submarine carries all-metal diving suits of a type which require no air hoses or safety lines, using automatic air tanks instead.">
            <text:p>Designed by Barton Swift, the submarine is 100 ft long with a 20 ft beam. The hull is triple layered, with a secret inner material for added strength, can remain submerged for 30 days and has a cruising speed of 14mph. Propulsion comes from a gasolene engine driving motor dynamos which then power a new electrical hydrodynamic drive. Two electric cannons firing 25 pound solid shots are provided for repelling sea monsters. The submarine carries all-metal diving suits of a type which require no air hoses or safety lines, using automatic air tanks instead.</text:p>
          </table:table-cell>
          <table:table-cell/>
          <table:table-cell table:formula="of:=['file:///G:/Work/maestro/protected/data/ods/person.ods'#$person.$A$23]" office:value-type="float" office:value="22">
            <text:p>22</text:p>
          </table:table-cell>
          <table:table-cell table:formula="of:=[project_phase.A2]" office:value-type="float" office:value="1">
            <text:p>1</text:p>
          </table:table-cell>
          <table:table-cell table:formula="of:=[project_status.A3]" office:value-type="float" office:value="2">
            <text:p>2</text:p>
          </table:table-cell>
          <table:table-cell table:formula="of:=[project_type.$A$2]" office:value-type="float" office:value="1">
            <text:p>1</text:p>
          </table:table-cell>
          <table:table-cell table:style-name="ce5" office:value-type="date" office:date-value="2015-01-01">
            <text:p>2015-01-01</text:p>
          </table:table-cell>
          <table:table-cell table:formula="of:=['file:///G:/Work/maestro/protected/data/ods/person.ods'#$person.$A$7]" office:value-type="float" office:value="6">
            <text:p>6</text:p>
          </table:table-cell>
          <table:table-cell table:style-name="ce5" office:value-type="date" office:date-value="2015-01-01">
            <text:p>2015-01-01</text:p>
          </table:table-cell>
          <table:table-cell table:formula="of:=['file:///G:/Work/maestro/protected/data/ods/person.ods'#$person.$A$7]" office:value-type="float" office:value="6">
            <text:p>6</text:p>
          </table:table-cell>
        </table:table-row>
        <table:table-row table:style-name="ro7">
          <table:table-cell office:value-type="float" office:value="5">
            <text:p>5</text:p>
          </table:table-cell>
          <table:table-cell table:formula="of:=['ganttproject.csv'.B16]" office:value-type="string" office:string-value="rechargeable wet battery">
            <text:p>rechargeable wet battery</text:p>
          </table:table-cell>
          <table:table-cell office:value-type="string">
            <text:p>P2015-005</text:p>
          </table:table-cell>
          <table:table-cell table:formula="of:=['ganttproject.csv'.M16]" office:value-type="string" office:string-value="The battery is based on a new technology using nickle oxide, ferric oxide and steel tubes with a lithium hydrate electrolyte. Cells can be recharged in half the time as with a comparable wet cell design with a quantum increase in energy density. The battery was designed to power a 4-seat electric runabout, charging the batteries from a charging station or by connection to a trolley line or street lamp.">
            <text:p>The battery is based on a new technology using nickle oxide, ferric oxide and steel tubes with a lithium hydrate electrolyte. Cells can be recharged in half the time as with a comparable wet cell design with a quantum increase in energy density. The battery was designed to power a 4-seat electric runabout, charging the batteries from a charging station or by connection to a trolley line or street lamp.</text:p>
          </table:table-cell>
          <table:table-cell/>
          <table:table-cell table:formula="of:=['file:///G:/Work/maestro/protected/data/ods/person.ods'#$person.$A$23]" office:value-type="float" office:value="22">
            <text:p>22</text:p>
          </table:table-cell>
          <table:table-cell table:formula="of:=[project_phase.A2]" office:value-type="float" office:value="1">
            <text:p>1</text:p>
          </table:table-cell>
          <table:table-cell table:formula="of:=[project_status.A3]" office:value-type="float" office:value="2">
            <text:p>2</text:p>
          </table:table-cell>
          <table:table-cell table:formula="of:=[project_type.$A$2]" office:value-type="float" office:value="1">
            <text:p>1</text:p>
          </table:table-cell>
          <table:table-cell table:style-name="ce5" office:value-type="date" office:date-value="2015-01-01">
            <text:p>2015-01-01</text:p>
          </table:table-cell>
          <table:table-cell table:formula="of:=['file:///G:/Work/maestro/protected/data/ods/person.ods'#$person.$A$7]" office:value-type="float" office:value="6">
            <text:p>6</text:p>
          </table:table-cell>
          <table:table-cell table:style-name="ce5" office:value-type="date" office:date-value="2015-01-01">
            <text:p>2015-01-01</text:p>
          </table:table-cell>
          <table:table-cell table:formula="of:=['file:///G:/Work/maestro/protected/data/ods/person.ods'#$person.$A$7]" office:value-type="float" office:value="6">
            <text:p>6</text:p>
          </table:table-cell>
        </table:table-row>
        <table:table-row table:style-name="ro8">
          <table:table-cell office:value-type="float" office:value="6">
            <text:p>6</text:p>
          </table:table-cell>
          <table:table-cell table:formula="of:=['ganttproject.csv'.B17]" office:value-type="string" office:string-value="electric rifle">
            <text:p>electric rifle</text:p>
          </table:table-cell>
          <table:table-cell office:value-type="string">
            <text:p>P2015-006</text:p>
          </table:table-cell>
          <table:table-cell table:formula="of:=['ganttproject.csv'.M17]" office:value-type="string" office:string-value="The electric rifle is a personal protection device based on throwing electric charge. The range of the discharge as well as its force can be adjusted, and the charge can travel through walls without loss of energy. The Electric Rifle resembles an over-sized heavy-game firearm, although weighing significantly less and having various dials, levers, gears and wheels on the shoulder stock. Power is provided by a charge storage cylinder in the butt-stock, charged by a small hand-operated dynamo.">
            <text:p>The electric rifle is a personal protection device based on throwing electric charge. The range of the discharge as well as its force can be adjusted, and the charge can travel through walls without loss of energy. The Electric Rifle resembles an over-sized heavy-game firearm, although weighing significantly less and having various dials, levers, gears and wheels on the shoulder stock. Power is provided by a charge storage cylinder in the butt-stock, charged by a small hand-operated dynamo.</text:p>
          </table:table-cell>
          <table:table-cell/>
          <table:table-cell table:formula="of:=['file:///G:/Work/maestro/protected/data/ods/person.ods'#$person.$A$23]" office:value-type="float" office:value="22">
            <text:p>22</text:p>
          </table:table-cell>
          <table:table-cell table:formula="of:=[project_phase.A2]" office:value-type="float" office:value="1">
            <text:p>1</text:p>
          </table:table-cell>
          <table:table-cell table:formula="of:=[project_status.A3]" office:value-type="float" office:value="2">
            <text:p>2</text:p>
          </table:table-cell>
          <table:table-cell table:formula="of:=[project_type.$A$2]" office:value-type="float" office:value="1">
            <text:p>1</text:p>
          </table:table-cell>
          <table:table-cell table:style-name="ce5" office:value-type="date" office:date-value="2015-01-01">
            <text:p>2015-01-01</text:p>
          </table:table-cell>
          <table:table-cell table:formula="of:=['file:///G:/Work/maestro/protected/data/ods/person.ods'#$person.$A$7]" office:value-type="float" office:value="6">
            <text:p>6</text:p>
          </table:table-cell>
          <table:table-cell table:style-name="ce5" office:value-type="date" office:date-value="2015-01-01">
            <text:p>2015-01-01</text:p>
          </table:table-cell>
          <table:table-cell table:formula="of:=['file:///G:/Work/maestro/protected/data/ods/person.ods'#$person.$A$7]" office:value-type="float" office:value="6">
            <text:p>6</text:p>
          </table:table-cell>
        </table:table-row>
        <table:table-row table:style-name="ro9">
          <table:table-cell office:value-type="float" office:value="7">
            <text:p>7</text:p>
          </table:table-cell>
          <table:table-cell table:formula="of:=['ganttproject.csv'.B18]" office:value-type="string" office:string-value="photo-telephone">
            <text:p>photo-telephone</text:p>
          </table:table-cell>
          <table:table-cell office:value-type="string">
            <text:p>P2015-007</text:p>
          </table:table-cell>
          <table:table-cell table:formula="of:=['ganttproject.csv'.M18]" office:value-type="string" office:string-value="The Photo Telephone was based on a standard telephone but using a three-wire interface instead of the typical two (the third carrying the picture data). A pair of charged selenium plates connected to an audio amplifier are used in both the transmit and receive path. The picture is fixed by a kilo-volt charge and then plate developed using a wet continuous chemical process (similar to that used for standard photographic plates and film). A permanent recording of both picture and voice can be made at the receiving station.">
            <text:p>The Photo Telephone was based on a standard telephone but using a three-wire interface instead of the typical two (the third carrying the picture data). A pair of charged selenium plates connected to an audio amplifier are used in both the transmit and receive path. The picture is fixed by a kilo-volt charge and then plate developed using a wet continuous chemical process (similar to that used for standard photographic plates and film). A permanent recording of both picture and voice can be made at the receiving station.</text:p>
          </table:table-cell>
          <table:table-cell/>
          <table:table-cell table:formula="of:=['file:///G:/Work/maestro/protected/data/ods/person.ods'#$person.$A$23]" office:value-type="float" office:value="22">
            <text:p>22</text:p>
          </table:table-cell>
          <table:table-cell table:formula="of:=[project_phase.A2]" office:value-type="float" office:value="1">
            <text:p>1</text:p>
          </table:table-cell>
          <table:table-cell table:formula="of:=[project_status.A3]" office:value-type="float" office:value="2">
            <text:p>2</text:p>
          </table:table-cell>
          <table:table-cell table:formula="of:=[project_type.$A$2]" office:value-type="float" office:value="1">
            <text:p>1</text:p>
          </table:table-cell>
          <table:table-cell table:style-name="ce5" office:value-type="date" office:date-value="2015-01-01">
            <text:p>2015-01-01</text:p>
          </table:table-cell>
          <table:table-cell table:formula="of:=['file:///G:/Work/maestro/protected/data/ods/person.ods'#$person.$A$7]" office:value-type="float" office:value="6">
            <text:p>6</text:p>
          </table:table-cell>
          <table:table-cell table:style-name="ce5" office:value-type="date" office:date-value="2015-01-01">
            <text:p>2015-01-01</text:p>
          </table:table-cell>
          <table:table-cell table:formula="of:=['file:///G:/Work/maestro/protected/data/ods/person.ods'#$person.$A$7]" office:value-type="float" office:value="6">
            <text:p>6</text:p>
          </table:table-cell>
        </table:table-row>
        <table:table-row table:style-name="ro7">
          <table:table-cell office:value-type="float" office:value="8">
            <text:p>8</text:p>
          </table:table-cell>
          <table:table-cell table:formula="of:=['ganttproject.csv'.B19]" office:value-type="string" office:string-value="electric drive locomotive">
            <text:p>electric drive locomotive</text:p>
          </table:table-cell>
          <table:table-cell office:value-type="string">
            <text:p>P2015-008</text:p>
          </table:table-cell>
          <table:table-cell table:formula="of:=['ganttproject.csv'.M19]" office:value-type="string" office:string-value="The Hercules 0001 is a 285 ton electric drive locomotive in 4-12-4 configuration. The 12 main driving wheels are 70 inches in diameter and powered by six dual-motor DC motors providing 4400 horsepower in total. Power is supplied through a twin pantograph overhead pickup from a 3000 volt DC line. The locomotive is 90 ft overall, 10 ft wide, and 14 ft tall, with a top speed of 120 mph on level track.">
            <text:p>The Hercules 0001 is a 285 ton electric drive locomotive in 4-12-4 configuration. The 12 main driving wheels are 70 inches in diameter and powered by six dual-motor DC motors providing 4400 horsepower in total. Power is supplied through a twin pantograph overhead pickup from a 3000 volt DC line. The locomotive is 90 ft overall, 10 ft wide, and 14 ft tall, with a top speed of 120 mph on level track.</text:p>
          </table:table-cell>
          <table:table-cell/>
          <table:table-cell table:formula="of:=['file:///G:/Work/maestro/protected/data/ods/person.ods'#$person.$A$23]" office:value-type="float" office:value="22">
            <text:p>22</text:p>
          </table:table-cell>
          <table:table-cell table:formula="of:=[project_phase.A2]" office:value-type="float" office:value="1">
            <text:p>1</text:p>
          </table:table-cell>
          <table:table-cell table:formula="of:=[project_status.A3]" office:value-type="float" office:value="2">
            <text:p>2</text:p>
          </table:table-cell>
          <table:table-cell table:formula="of:=[project_type.$A$2]" office:value-type="float" office:value="1">
            <text:p>1</text:p>
          </table:table-cell>
          <table:table-cell table:style-name="ce5" office:value-type="date" office:date-value="2015-01-01">
            <text:p>2015-01-01</text:p>
          </table:table-cell>
          <table:table-cell table:formula="of:=['file:///G:/Work/maestro/protected/data/ods/person.ods'#$person.$A$7]" office:value-type="float" office:value="6">
            <text:p>6</text:p>
          </table:table-cell>
          <table:table-cell table:style-name="ce5" office:value-type="date" office:date-value="2015-01-01">
            <text:p>2015-01-01</text:p>
          </table:table-cell>
          <table:table-cell table:formula="of:=['file:///G:/Work/maestro/protected/data/ods/person.ods'#$person.$A$7]" office:value-type="float" office:value="6">
            <text:p>6</text:p>
          </table:table-cell>
        </table:table-row>
        <table:table-row table:style-name="ro1" table:number-rows-repeated="65526">
          <table:table-cell table:number-columns-repeated="13"/>
        </table:table-row>
        <table:table-row table:style-name="ro1">
          <table:table-cell table:number-columns-repeated="13"/>
        </table:table-row>
      </table:table>
      <table:table table:name="project_phase" table:style-name="ta1" table:print="false">
        <table:table-column table:style-name="co29" table:default-cell-style-name="ce2"/>
        <table:table-column table:style-name="co30" table:default-cell-style-name="ce6"/>
        <table:table-column table:style-name="co31" table:default-cell-style-name="Default"/>
        <table:table-row table:style-name="ro1">
          <table:table-cell office:value-type="string">
            <text:p>id</text:p>
          </table:table-cell>
          <table:table-cell office:value-type="string">
            <text:p>name</text:p>
          </table:table-cell>
          <table:table-cell office:value-type="string">
            <text:p>description</text:p>
          </table:table-cell>
        </table:table-row>
        <table:table-row table:style-name="ro10">
          <table:table-cell office:value-type="float" office:value="1">
            <text:p>1</text:p>
          </table:table-cell>
          <table:table-cell office:value-type="string">
            <text:p>Idea</text:p>
          </table:table-cell>
          <table:table-cell table:style-name="ce3" office:value-type="string">
            <text:p>An idea is found to have sufficient merit to justify formal investigation.</text:p>
          </table:table-cell>
        </table:table-row>
        <table:table-row table:style-name="ro11">
          <table:table-cell office:value-type="float" office:value="2">
            <text:p>2</text:p>
          </table:table-cell>
          <table:table-cell office:value-type="string">
            <text:p>Product</text:p>
          </table:table-cell>
          <table:table-cell table:style-name="ce3" office:value-type="string">
            <text:p>The idea is developed into a set of product requirements and specifications, market demand is quantified, a preliminary development project is scoped and costed, and the business justification for the product is refined and documented.</text:p>
          </table:table-cell>
        </table:table-row>
        <table:table-row table:style-name="ro12">
          <table:table-cell office:value-type="float" office:value="3">
            <text:p>3</text:p>
          </table:table-cell>
          <table:table-cell office:value-type="string">
            <text:p>Design</text:p>
          </table:table-cell>
          <table:table-cell table:style-name="ce3" office:value-type="string">
            <text:p>A design is completed meeting the new product requirements. Prototypes are typically produced and tested by the project team to mitigate risk.</text:p>
          </table:table-cell>
        </table:table-row>
        <table:table-row table:style-name="ro12">
          <table:table-cell office:value-type="float" office:value="4">
            <text:p>4</text:p>
          </table:table-cell>
          <table:table-cell office:value-type="string">
            <text:p>Test</text:p>
          </table:table-cell>
          <table:table-cell table:style-name="ce3" office:value-type="string">
            <text:p>Prototypes based on the final design are evaluated against the design requirements (verification testing) and against user or customer expectations (validation testing)</text:p>
          </table:table-cell>
        </table:table-row>
        <table:table-row table:style-name="ro13">
          <table:table-cell office:value-type="float" office:value="5">
            <text:p>5</text:p>
          </table:table-cell>
          <table:table-cell office:value-type="string">
            <text:p>Pilot</text:p>
          </table:table-cell>
          <table:table-cell table:style-name="ce3" office:value-type="string">
            <text:p>All processes involved in producing the product and bringing it to market are tested in a controlled environment. Processes evaluated during Pilot include the raw material supply chain, the various production processes, as well as sales and shipping. After the project has passed the Pilot gate, the product is in normal production.</text:p>
          </table:table-cell>
        </table:table-row>
        <table:table-row table:style-name="ro12">
          <table:table-cell office:value-type="float" office:value="6">
            <text:p>6</text:p>
          </table:table-cell>
          <table:table-cell office:value-type="string">
            <text:p>Termination</text:p>
          </table:table-cell>
          <table:table-cell table:style-name="ce3" office:value-type="string">
            <text:p>All processes involved in producing and bringing the product to market are reviewed for impact, and then terminated in a controlled manner. The project team is released and the project closed.</text:p>
          </table:table-cell>
        </table:table-row>
        <table:table-row table:style-name="ro1" table:number-rows-repeated="65528">
          <table:table-cell table:number-columns-repeated="3"/>
        </table:table-row>
        <table:table-row table:style-name="ro1">
          <table:table-cell table:number-columns-repeated="3"/>
        </table:table-row>
      </table:table>
      <table:table table:name="project_status" table:style-name="ta1" table:print="false">
        <table:table-column table:style-name="co32" table:default-cell-style-name="ce2"/>
        <table:table-column table:style-name="co30" table:default-cell-style-name="ce2"/>
        <table:table-column table:style-name="co33" table:default-cell-style-name="Default"/>
        <table:table-row table:style-name="ro1">
          <table:table-cell office:value-type="string">
            <text:p>id</text:p>
          </table:table-cell>
          <table:table-cell office:value-type="string">
            <text:p>name</text:p>
          </table:table-cell>
          <table:table-cell office:value-type="string">
            <text:p>description</text:p>
          </table:table-cell>
        </table:table-row>
        <table:table-row table:style-name="ro1">
          <table:table-cell office:value-type="float" office:value="1">
            <text:p>1</text:p>
          </table:table-cell>
          <table:table-cell office:value-type="string">
            <text:p>INACTIVE</text:p>
          </table:table-cell>
          <table:table-cell office:value-type="string">
            <text:p>Project is closed.</text:p>
          </table:table-cell>
        </table:table-row>
        <table:table-row table:style-name="ro1">
          <table:table-cell office:value-type="float" office:value="2">
            <text:p>2</text:p>
          </table:table-cell>
          <table:table-cell office:value-type="string">
            <text:p>ACTIVE</text:p>
          </table:table-cell>
          <table:table-cell office:value-type="string">
            <text:p>Project is active.</text:p>
          </table:table-cell>
        </table:table-row>
        <table:table-row table:style-name="ro1" table:number-rows-repeated="65532">
          <table:table-cell table:number-columns-repeated="3"/>
        </table:table-row>
        <table:table-row table:style-name="ro1">
          <table:table-cell table:number-columns-repeated="3"/>
        </table:table-row>
      </table:table>
      <table:table table:name="project_type" table:style-name="ta1" table:print="false">
        <table:table-column table:style-name="co34" table:default-cell-style-name="ce2"/>
        <table:table-column table:style-name="co30" table:default-cell-style-name="ce6"/>
        <table:table-column table:style-name="co35" table:default-cell-style-name="Default"/>
        <table:table-row table:style-name="ro1">
          <table:table-cell office:value-type="string">
            <text:p>id</text:p>
          </table:table-cell>
          <table:table-cell office:value-type="string">
            <text:p>name</text:p>
          </table:table-cell>
          <table:table-cell office:value-type="string">
            <text:p>description</text:p>
          </table:table-cell>
        </table:table-row>
        <table:table-row table:style-name="ro2">
          <table:table-cell office:value-type="float" office:value="1">
            <text:p>1</text:p>
          </table:table-cell>
          <table:table-cell office:value-type="string">
            <text:p>DEV</text:p>
          </table:table-cell>
          <table:table-cell table:style-name="ce3" office:value-type="string">
            <text:p>Product development project (of product or service to be sold)</text:p>
          </table:table-cell>
        </table:table-row>
        <table:table-row table:style-name="ro14">
          <table:table-cell office:value-type="float" office:value="2">
            <text:p>2</text:p>
          </table:table-cell>
          <table:table-cell office:value-type="string">
            <text:p>RSRCH</text:p>
          </table:table-cell>
          <table:table-cell table:style-name="ce3" office:value-type="string">
            <text:p>Research project (investigation of fundamental principle anticipated to benefit future product development)</text:p>
          </table:table-cell>
        </table:table-row>
        <table:table-row table:style-name="ro2">
          <table:table-cell office:value-type="float" office:value="3">
            <text:p>3</text:p>
          </table:table-cell>
          <table:table-cell office:value-type="string">
            <text:p>CI</text:p>
          </table:table-cell>
          <table:table-cell table:style-name="ce3" office:value-type="string">
            <text:p>Product continuous-improvement project (improvement to existing product)</text:p>
          </table:table-cell>
        </table:table-row>
        <table:table-row table:style-name="ro1">
          <table:table-cell office:value-type="float" office:value="4">
            <text:p>4</text:p>
          </table:table-cell>
          <table:table-cell office:value-type="string">
            <text:p>INFRA</text:p>
          </table:table-cell>
          <table:table-cell office:value-type="string">
            <text:p>Infrastructure project</text:p>
          </table:table-cell>
        </table:table-row>
        <table:table-row table:style-name="ro1" table:number-rows-repeated="65530">
          <table:table-cell table:number-columns-repeated="3"/>
        </table:table-row>
        <table:table-row table:style-name="ro1">
          <table:table-cell table:number-columns-repeated="3"/>
        </table:table-row>
      </table:table>
      <table:table table:name="activity" table:style-name="ta1" table:print="false">
        <table:table-column table:style-name="co36" table:default-cell-style-name="ce2"/>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27" table:default-cell-style-name="Default"/>
        <table:table-column table:style-name="co42" table:default-cell-style-name="Default"/>
        <table:table-column table:style-name="co43" table:default-cell-style-name="Default"/>
        <table:table-column table:style-name="co44" table:default-cell-style-name="ce3"/>
        <table:table-column table:style-name="co45" table:default-cell-style-name="Default"/>
        <table:table-column table:style-name="co46" table:default-cell-style-name="Default"/>
        <table:table-column table:style-name="co25" table:default-cell-style-name="Default"/>
        <table:table-column table:style-name="co26" table:default-cell-style-name="Default"/>
        <table:table-column table:style-name="co21" table:default-cell-style-name="Default"/>
        <table:table-column table:style-name="co27" table:default-cell-style-name="Default"/>
        <table:table-row table:style-name="ro2">
          <table:table-cell office:value-type="string">
            <text:p>id</text:p>
          </table:table-cell>
          <table:table-cell office:value-type="string">
            <text:p>name</text:p>
          </table:table-cell>
          <table:table-cell office:value-type="string">
            <text:p>begin_date</text:p>
          </table:table-cell>
          <table:table-cell office:value-type="string">
            <text:p>end_date</text:p>
          </table:table-cell>
          <table:table-cell office:value-type="string">
            <text:p>duration</text:p>
          </table:table-cell>
          <table:table-cell office:value-type="string">
            <text:p>completion</text:p>
          </table:table-cell>
          <table:table-cell office:value-type="string">
            <text:p>outline_number</text:p>
          </table:table-cell>
          <table:table-cell office:value-type="string">
            <text:p>cost</text:p>
          </table:table-cell>
          <table:table-cell office:value-type="string">
            <text:p>web_link</text:p>
          </table:table-cell>
          <table:table-cell office:value-type="string">
            <text:p>notes</text:p>
          </table:table-cell>
          <table:table-cell office:value-type="string">
            <text:p>coordinator_id</text:p>
          </table:table-cell>
          <table:table-cell office:value-type="string">
            <text:p>project_id</text:p>
          </table:table-cell>
          <table:table-cell office:value-type="string">
            <text:p>create_time</text:p>
          </table:table-cell>
          <table:table-cell office:value-type="string">
            <text:p>create_user_id</text:p>
          </table:table-cell>
          <table:table-cell office:value-type="string">
            <text:p>update_time</text:p>
          </table:table-cell>
          <table:table-cell office:value-type="string">
            <text:p>update_user_id</text:p>
          </table:table-cell>
        </table:table-row>
        <table:table-row table:style-name="ro4">
          <table:table-cell office:value-type="float" office:value="1">
            <text:p>1</text:p>
          </table:table-cell>
          <table:table-cell office:value-type="string">
            <text:p>prototype 1</text:p>
          </table:table-cell>
          <table:table-cell table:style-name="ce5" office:value-type="date" office:date-value="2015-01-01">
            <text:p>2015-01-01</text:p>
          </table:table-cell>
          <table:table-cell table:style-name="ce5" office:value-type="date" office:date-value="2015-01-28">
            <text:p>2015-01-28</text:p>
          </table:table-cell>
          <table:table-cell table:formula="of:=['ganttproject.csv'.E3]" office:value-type="float" office:value="20">
            <text:p>20</text:p>
          </table:table-cell>
          <table:table-cell table:formula="of:=['ganttproject.csv'.F3]" office:value-type="float" office:value="100">
            <text:p>100</text:p>
          </table:table-cell>
          <table:table-cell table:formula="of:=['ganttproject.csv'.I3]" office:value-type="float" office:value="1.1">
            <text:p>1.1</text:p>
          </table:table-cell>
          <table:table-cell table:formula="of:=['ganttproject.csv'.J3]" office:value-type="float" office:value="280">
            <text:p>280</text:p>
          </table:table-cell>
          <table:table-cell/>
          <table:table-cell table:formula="of:=['ganttproject.csv'.M3]" office:value-type="string" office:string-value="Release of PN 20000004 Rev 00 Parts List with child parts and assemblies for building a small number of prototype units. Assembly includes an earphone, wire for a stubby antenna and preliminary user manual, but no enclosure. Manufacturing process documentation includes a product part breakdown structure diagram, a work instruction for packing beta test units and a work instruction for fabricating PN 20000001 (custom inductor).">
            <text:p>Release of PN 20000004 Rev 00 Parts List with child parts and assemblies for building a small number of prototype units. Assembly includes an earphone, wire for a stubby antenna and preliminary user manual, but no enclosure. Manufacturing process documentation includes a product part breakdown structure diagram, a work instruction for packing beta test units and a work instruction for fabricating PN 20000001 (custom inductor).</text:p>
          </table:table-cell>
          <table:table-cell table:formula="of:=['file:///G:/Work/maestro/protected/data/ods/person.ods'#$master.$A$13]" office:value-type="float" office:value="6">
            <text:p>6</text:p>
          </table:table-cell>
          <table:table-cell table:formula="of:=[project.$A$2]" office:value-type="float" office:value="1">
            <text:p>1</text:p>
          </table:table-cell>
          <table:table-cell table:style-name="ce5" office:value-type="date" office:date-value="2015-01-01">
            <text:p>2015-01-01</text:p>
          </table:table-cell>
          <table:table-cell table:formula="of:=['file:///G:/Work/maestro/protected/data/ods/person.ods'#$master.$A$13]" office:value-type="float" office:value="6">
            <text:p>6</text:p>
          </table:table-cell>
          <table:table-cell table:style-name="ce5" office:value-type="date" office:date-value="2015-01-01">
            <text:p>2015-01-01</text:p>
          </table:table-cell>
          <table:table-cell table:formula="of:=['file:///G:/Work/maestro/protected/data/ods/person.ods'#$master.$A$13]" office:value-type="float" office:value="6">
            <text:p>6</text:p>
          </table:table-cell>
        </table:table-row>
        <table:table-row table:style-name="ro1">
          <table:table-cell office:value-type="float" office:value="2">
            <text:p>2</text:p>
          </table:table-cell>
          <table:table-cell office:value-type="string">
            <text:p>design gate 1</text:p>
          </table:table-cell>
          <table:table-cell table:style-name="ce5" office:value-type="date" office:date-value="2015-01-29">
            <text:p>2015-01-29</text:p>
          </table:table-cell>
          <table:table-cell table:style-name="ce5" office:value-type="date" office:date-value="2015-01-29">
            <text:p>2015-01-29</text:p>
          </table:table-cell>
          <table:table-cell table:formula="of:=['ganttproject.csv'.E4]" office:value-type="float" office:value="0">
            <text:p>0</text:p>
          </table:table-cell>
          <table:table-cell table:formula="of:=['ganttproject.csv'.F4]" office:value-type="float" office:value="0">
            <text:p>0</text:p>
          </table:table-cell>
          <table:table-cell table:formula="of:=['ganttproject.csv'.I4]" office:value-type="float" office:value="1.2">
            <text:p>1.2</text:p>
          </table:table-cell>
          <table:table-cell table:formula="of:=['ganttproject.csv'.J4]" office:value-type="float" office:value="0">
            <text:p>0</text:p>
          </table:table-cell>
          <table:table-cell table:number-columns-repeated="2"/>
          <table:table-cell table:formula="of:=['file:///G:/Work/maestro/protected/data/ods/person.ods'#$master.$A$27]" office:value-type="float" office:value="20">
            <text:p>20</text:p>
          </table:table-cell>
          <table:table-cell table:formula="of:=[project.$A$2]" office:value-type="float" office:value="1">
            <text:p>1</text:p>
          </table:table-cell>
          <table:table-cell table:style-name="ce5" office:value-type="date" office:date-value="2015-01-01">
            <text:p>2015-01-01</text:p>
          </table:table-cell>
          <table:table-cell table:formula="of:=['file:///G:/Work/maestro/protected/data/ods/person.ods'#$master.$A$13]" office:value-type="float" office:value="6">
            <text:p>6</text:p>
          </table:table-cell>
          <table:table-cell table:style-name="ce5" office:value-type="date" office:date-value="2015-01-01">
            <text:p>2015-01-01</text:p>
          </table:table-cell>
          <table:table-cell table:formula="of:=['file:///G:/Work/maestro/protected/data/ods/person.ods'#$master.$A$13]" office:value-type="float" office:value="6">
            <text:p>6</text:p>
          </table:table-cell>
        </table:table-row>
        <table:table-row table:style-name="ro7">
          <table:table-cell office:value-type="float" office:value="3">
            <text:p>3</text:p>
          </table:table-cell>
          <table:table-cell office:value-type="string">
            <text:p>prototype 2</text:p>
          </table:table-cell>
          <table:table-cell table:style-name="ce5" office:value-type="date" office:date-value="2015-01-29">
            <text:p>2015-01-29</text:p>
          </table:table-cell>
          <table:table-cell table:style-name="ce5" office:value-type="date" office:date-value="2015-02-25">
            <text:p>2015-02-25</text:p>
          </table:table-cell>
          <table:table-cell table:formula="of:=['ganttproject.csv'.E5]" office:value-type="float" office:value="20">
            <text:p>20</text:p>
          </table:table-cell>
          <table:table-cell table:formula="of:=['ganttproject.csv'.F5]" office:value-type="float" office:value="20">
            <text:p>20</text:p>
          </table:table-cell>
          <table:table-cell table:formula="of:=['ganttproject.csv'.I5]" office:value-type="float" office:value="1.3">
            <text:p>1.3</text:p>
          </table:table-cell>
          <table:table-cell table:formula="of:=['ganttproject.csv'.J5]" office:value-type="float" office:value="280">
            <text:p>280</text:p>
          </table:table-cell>
          <table:table-cell/>
          <table:table-cell table:formula="of:=['ganttproject.csv'.M5]" office:value-type="string" office:string-value="Revise electrical schematic to correct connectivity of PCB-type inductor, revise PCB design to correct inductor layout, and generate new PCB CAM files. Correct mechanical dimensions of the PCB, create Master Drawing for the PCB, create assembly drawing and work instruction for circuit board assembly. Update work instruction for custom inductor PN 20000001 for clarity (primarily formatting changes,  the rev level was not changed as no changes affected the part itself - fit, form or function).">
            <text:p>Revise electrical schematic to correct connectivity of PCB-type inductor, revise PCB design to correct inductor layout, and generate new PCB CAM files. Correct mechanical dimensions of the PCB, create Master Drawing for the PCB, create assembly drawing and work instruction for circuit board assembly. Update work instruction for custom inductor PN 20000001 for clarity (primarily formatting changes, <text:s/>the rev level was not changed as no changes affected the part itself - fit, form or function).</text:p>
          </table:table-cell>
          <table:table-cell table:formula="of:=['file:///G:/Work/maestro/protected/data/ods/person.ods'#$master.$A$13]" office:value-type="float" office:value="6">
            <text:p>6</text:p>
          </table:table-cell>
          <table:table-cell table:formula="of:=[project.$A$2]" office:value-type="float" office:value="1">
            <text:p>1</text:p>
          </table:table-cell>
          <table:table-cell table:style-name="ce5" office:value-type="date" office:date-value="2015-01-01">
            <text:p>2015-01-01</text:p>
          </table:table-cell>
          <table:table-cell table:formula="of:=['file:///G:/Work/maestro/protected/data/ods/person.ods'#$master.$A$13]" office:value-type="float" office:value="6">
            <text:p>6</text:p>
          </table:table-cell>
          <table:table-cell table:style-name="ce5" office:value-type="date" office:date-value="2015-01-01">
            <text:p>2015-01-01</text:p>
          </table:table-cell>
          <table:table-cell table:formula="of:=['file:///G:/Work/maestro/protected/data/ods/person.ods'#$master.$A$13]" office:value-type="float" office:value="6">
            <text:p>6</text:p>
          </table:table-cell>
        </table:table-row>
        <table:table-row table:style-name="ro1">
          <table:table-cell office:value-type="float" office:value="4">
            <text:p>4</text:p>
          </table:table-cell>
          <table:table-cell office:value-type="string">
            <text:p>design gate 2</text:p>
          </table:table-cell>
          <table:table-cell table:style-name="ce5" office:value-type="date" office:date-value="2015-02-26">
            <text:p>2015-02-26</text:p>
          </table:table-cell>
          <table:table-cell table:style-name="ce5" office:value-type="date" office:date-value="2015-02-26">
            <text:p>2015-02-26</text:p>
          </table:table-cell>
          <table:table-cell table:formula="of:=['ganttproject.csv'.E6]" office:value-type="float" office:value="0">
            <text:p>0</text:p>
          </table:table-cell>
          <table:table-cell table:formula="of:=['ganttproject.csv'.F6]" office:value-type="float" office:value="0">
            <text:p>0</text:p>
          </table:table-cell>
          <table:table-cell table:formula="of:=['ganttproject.csv'.I6]" office:value-type="float" office:value="1.4">
            <text:p>1.4</text:p>
          </table:table-cell>
          <table:table-cell table:formula="of:=['ganttproject.csv'.J6]" office:value-type="float" office:value="0">
            <text:p>0</text:p>
          </table:table-cell>
          <table:table-cell table:number-columns-repeated="2"/>
          <table:table-cell table:formula="of:=['file:///G:/Work/maestro/protected/data/ods/person.ods'#$master.$A$27]" office:value-type="float" office:value="20">
            <text:p>20</text:p>
          </table:table-cell>
          <table:table-cell table:formula="of:=[project.$A$2]" office:value-type="float" office:value="1">
            <text:p>1</text:p>
          </table:table-cell>
          <table:table-cell table:style-name="ce5" office:value-type="date" office:date-value="2015-01-01">
            <text:p>2015-01-01</text:p>
          </table:table-cell>
          <table:table-cell table:formula="of:=['file:///G:/Work/maestro/protected/data/ods/person.ods'#$master.$A$13]" office:value-type="float" office:value="6">
            <text:p>6</text:p>
          </table:table-cell>
          <table:table-cell table:style-name="ce5" office:value-type="date" office:date-value="2015-01-01">
            <text:p>2015-01-01</text:p>
          </table:table-cell>
          <table:table-cell table:formula="of:=['file:///G:/Work/maestro/protected/data/ods/person.ods'#$master.$A$13]" office:value-type="float" office:value="6">
            <text:p>6</text:p>
          </table:table-cell>
        </table:table-row>
        <table:table-row table:style-name="ro3">
          <table:table-cell office:value-type="float" office:value="5">
            <text:p>5</text:p>
          </table:table-cell>
          <table:table-cell office:value-type="string">
            <text:p>product release</text:p>
          </table:table-cell>
          <table:table-cell table:style-name="ce5" office:value-type="date" office:date-value="2015-02-26">
            <text:p>2015-02-26</text:p>
          </table:table-cell>
          <table:table-cell table:style-name="ce5" office:value-type="date" office:date-value="2015-03-25">
            <text:p>2015-03-25</text:p>
          </table:table-cell>
          <table:table-cell table:formula="of:=['ganttproject.csv'.E7]" office:value-type="float" office:value="20">
            <text:p>20</text:p>
          </table:table-cell>
          <table:table-cell table:formula="of:=['ganttproject.csv'.F7]" office:value-type="float" office:value="0">
            <text:p>0</text:p>
          </table:table-cell>
          <table:table-cell table:formula="of:=['ganttproject.csv'.I7]" office:value-type="float" office:value="1.5">
            <text:p>1.5</text:p>
          </table:table-cell>
          <table:table-cell table:formula="of:=['ganttproject.csv'.J7]" office:value-type="float" office:value="490">
            <text:p>490</text:p>
          </table:table-cell>
          <table:table-cell/>
          <table:table-cell table:formula="of:=['ganttproject.csv'.M7]" office:value-type="string" office:string-value="Restructuring of parts lists for product release, including creation of a new top-level marketing assembly part number. An enclosure with hardware was added, the manual and earphone were moved to the marketing assembly, and the stubby antenna was removed and the user manual was updated.">
            <text:p>Restructuring of parts lists for product release, including creation of a new top-level marketing assembly part number. An enclosure with hardware was added, the manual and earphone were moved to the marketing assembly, and the stubby antenna was removed and the user manual was updated.</text:p>
          </table:table-cell>
          <table:table-cell table:formula="of:=['file:///G:/Work/maestro/protected/data/ods/person.ods'#$master.$A$13]" office:value-type="float" office:value="6">
            <text:p>6</text:p>
          </table:table-cell>
          <table:table-cell table:formula="of:=[project.$A$2]" office:value-type="float" office:value="1">
            <text:p>1</text:p>
          </table:table-cell>
          <table:table-cell table:style-name="ce5" office:value-type="date" office:date-value="2015-01-01">
            <text:p>2015-01-01</text:p>
          </table:table-cell>
          <table:table-cell table:formula="of:=['file:///G:/Work/maestro/protected/data/ods/person.ods'#$master.$A$13]" office:value-type="float" office:value="6">
            <text:p>6</text:p>
          </table:table-cell>
          <table:table-cell table:style-name="ce5" office:value-type="date" office:date-value="2015-01-01">
            <text:p>2015-01-01</text:p>
          </table:table-cell>
          <table:table-cell table:formula="of:=['file:///G:/Work/maestro/protected/data/ods/person.ods'#$master.$A$13]" office:value-type="float" office:value="6">
            <text:p>6</text:p>
          </table:table-cell>
        </table:table-row>
        <table:table-row table:style-name="ro1">
          <table:table-cell office:value-type="float" office:value="6">
            <text:p>6</text:p>
          </table:table-cell>
          <table:table-cell office:value-type="string">
            <text:p>mfg gate 1</text:p>
          </table:table-cell>
          <table:table-cell table:style-name="ce5" office:value-type="date" office:date-value="2015-03-26">
            <text:p>2015-03-26</text:p>
          </table:table-cell>
          <table:table-cell table:style-name="ce5" office:value-type="date" office:date-value="2015-03-26">
            <text:p>2015-03-26</text:p>
          </table:table-cell>
          <table:table-cell table:formula="of:=['ganttproject.csv'.E8]" office:value-type="float" office:value="0">
            <text:p>0</text:p>
          </table:table-cell>
          <table:table-cell table:formula="of:=['ganttproject.csv'.F8]" office:value-type="float" office:value="0">
            <text:p>0</text:p>
          </table:table-cell>
          <table:table-cell table:formula="of:=['ganttproject.csv'.I8]" office:value-type="float" office:value="1.6">
            <text:p>1.6</text:p>
          </table:table-cell>
          <table:table-cell table:formula="of:=['ganttproject.csv'.J8]" office:value-type="float" office:value="0">
            <text:p>0</text:p>
          </table:table-cell>
          <table:table-cell/>
          <table:table-cell table:style-name="Default"/>
          <table:table-cell table:formula="of:=['file:///G:/Work/maestro/protected/data/ods/person.ods'#$master.$A$27]" office:value-type="float" office:value="20">
            <text:p>20</text:p>
          </table:table-cell>
          <table:table-cell table:formula="of:=[project.$A$2]" office:value-type="float" office:value="1">
            <text:p>1</text:p>
          </table:table-cell>
          <table:table-cell table:style-name="ce5" office:value-type="date" office:date-value="2015-01-01">
            <text:p>2015-01-01</text:p>
          </table:table-cell>
          <table:table-cell table:formula="of:=['file:///G:/Work/maestro/protected/data/ods/person.ods'#$master.$A$13]" office:value-type="float" office:value="6">
            <text:p>6</text:p>
          </table:table-cell>
          <table:table-cell table:style-name="ce5" office:value-type="date" office:date-value="2015-01-01">
            <text:p>2015-01-01</text:p>
          </table:table-cell>
          <table:table-cell table:formula="of:=['file:///G:/Work/maestro/protected/data/ods/person.ods'#$master.$A$13]" office:value-type="float" office:value="6">
            <text:p>6</text:p>
          </table:table-cell>
        </table:table-row>
        <table:table-row table:style-name="ro6">
          <table:table-cell office:value-type="float" office:value="7">
            <text:p>7</text:p>
          </table:table-cell>
          <table:table-cell office:value-type="string">
            <text:p>cost/quality improvements</text:p>
          </table:table-cell>
          <table:table-cell table:style-name="ce5" office:value-type="date" office:date-value="2015-03-26">
            <text:p>2015-03-26</text:p>
          </table:table-cell>
          <table:table-cell table:style-name="ce5" office:value-type="date" office:date-value="2015-04-22">
            <text:p>2015-04-22</text:p>
          </table:table-cell>
          <table:table-cell table:formula="of:=['ganttproject.csv'.E9]" office:value-type="float" office:value="20">
            <text:p>20</text:p>
          </table:table-cell>
          <table:table-cell table:formula="of:=['ganttproject.csv'.F9]" office:value-type="float" office:value="0">
            <text:p>0</text:p>
          </table:table-cell>
          <table:table-cell table:formula="of:=['ganttproject.csv'.I9]" office:value-type="float" office:value="1.7">
            <text:p>1.7</text:p>
          </table:table-cell>
          <table:table-cell table:formula="of:=['ganttproject.csv'.J9]" office:value-type="float" office:value="630">
            <text:p>630</text:p>
          </table:table-cell>
          <table:table-cell/>
          <table:table-cell table:formula="of:=['ganttproject.csv'.M9]" office:value-type="string" office:string-value="Circuit board orientation in enclosure was inverted to aid assembly and test (mounted PCA component-side-up in enclosure changed to copper-side-up, allowing direct access to circuit board components and off-board wiring while mounted in the enclosure). Location of holes in the enclosure base and lid were adjusted for the new circuit board orientation, and enclosure artwork modified accordingly. To document the changes, the PCA assembly diagram and work instruction were updated for the tuning capacitor being mounted on the opposite side of the PCB, and the enclosure-level assembly diagram and work instruction were updated for PCA mounting change (orientation and new shorter standoffs).">
            <text:p>Circuit board orientation in enclosure was inverted to aid assembly and test (mounted PCA component-side-up in enclosure changed to copper-side-up, allowing direct access to circuit board components and off-board wiring while mounted in the enclosure). Location of holes in the enclosure base and lid were adjusted for the new circuit board orientation, and enclosure artwork modified accordingly. To document the changes, the PCA assembly diagram and work instruction were updated for the tuning capacitor being mounted on the opposite side of the PCB, and the enclosure-level assembly diagram and work instruction were updated for PCA mounting change (orientation and new shorter standoffs).</text:p>
          </table:table-cell>
          <table:table-cell table:formula="of:=['file:///G:/Work/maestro/protected/data/ods/person.ods'#$master.A25]" office:value-type="float" office:value="18">
            <text:p>18</text:p>
          </table:table-cell>
          <table:table-cell table:formula="of:=[project.$A$2]" office:value-type="float" office:value="1">
            <text:p>1</text:p>
          </table:table-cell>
          <table:table-cell table:style-name="ce5" office:value-type="date" office:date-value="2015-01-01">
            <text:p>2015-01-01</text:p>
          </table:table-cell>
          <table:table-cell table:formula="of:=['file:///G:/Work/maestro/protected/data/ods/person.ods'#$master.$A$13]" office:value-type="float" office:value="6">
            <text:p>6</text:p>
          </table:table-cell>
          <table:table-cell table:style-name="ce5" office:value-type="date" office:date-value="2015-01-01">
            <text:p>2015-01-01</text:p>
          </table:table-cell>
          <table:table-cell table:formula="of:=['file:///G:/Work/maestro/protected/data/ods/person.ods'#$master.$A$13]" office:value-type="float" office:value="6">
            <text:p>6</text:p>
          </table:table-cell>
        </table:table-row>
        <table:table-row table:style-name="ro1">
          <table:table-cell office:value-type="float" office:value="8">
            <text:p>8</text:p>
          </table:table-cell>
          <table:table-cell office:value-type="string">
            <text:p>mfg gate 2</text:p>
          </table:table-cell>
          <table:table-cell table:style-name="ce5" office:value-type="date" office:date-value="2015-04-23">
            <text:p>2015-04-23</text:p>
          </table:table-cell>
          <table:table-cell table:style-name="ce5" office:value-type="date" office:date-value="2015-04-23">
            <text:p>2015-04-23</text:p>
          </table:table-cell>
          <table:table-cell table:formula="of:=['ganttproject.csv'.E10]" office:value-type="float" office:value="0">
            <text:p>0</text:p>
          </table:table-cell>
          <table:table-cell table:formula="of:=['ganttproject.csv'.F10]" office:value-type="float" office:value="0">
            <text:p>0</text:p>
          </table:table-cell>
          <table:table-cell table:formula="of:=['ganttproject.csv'.I10]" office:value-type="float" office:value="1.8">
            <text:p>1.8</text:p>
          </table:table-cell>
          <table:table-cell table:formula="of:=['ganttproject.csv'.J10]" office:value-type="float" office:value="0">
            <text:p>0</text:p>
          </table:table-cell>
          <table:table-cell/>
          <table:table-cell table:style-name="Default"/>
          <table:table-cell table:formula="of:=['file:///G:/Work/maestro/protected/data/ods/person.ods'#$master.$A$27]" office:value-type="float" office:value="20">
            <text:p>20</text:p>
          </table:table-cell>
          <table:table-cell table:formula="of:=[project.$A$2]" office:value-type="float" office:value="1">
            <text:p>1</text:p>
          </table:table-cell>
          <table:table-cell table:style-name="ce5" office:value-type="date" office:date-value="2015-01-01">
            <text:p>2015-01-01</text:p>
          </table:table-cell>
          <table:table-cell table:formula="of:=['file:///G:/Work/maestro/protected/data/ods/person.ods'#$master.$A$13]" office:value-type="float" office:value="6">
            <text:p>6</text:p>
          </table:table-cell>
          <table:table-cell table:style-name="ce5" office:value-type="date" office:date-value="2015-01-01">
            <text:p>2015-01-01</text:p>
          </table:table-cell>
          <table:table-cell table:formula="of:=['file:///G:/Work/maestro/protected/data/ods/person.ods'#$master.$A$13]" office:value-type="float" office:value="6">
            <text:p>6</text:p>
          </table:table-cell>
        </table:table-row>
        <table:table-row table:style-name="ro15">
          <table:table-cell office:value-type="float" office:value="9">
            <text:p>9</text:p>
          </table:table-cell>
          <table:table-cell office:value-type="string">
            <text:p>field service kit</text:p>
          </table:table-cell>
          <table:table-cell table:style-name="ce5" office:value-type="date" office:date-value="2015-04-23">
            <text:p>2015-04-23</text:p>
          </table:table-cell>
          <table:table-cell table:style-name="ce5" office:value-type="date" office:date-value="2015-05-20">
            <text:p>2015-05-20</text:p>
          </table:table-cell>
          <table:table-cell table:formula="of:=['ganttproject.csv'.E11]" office:value-type="float" office:value="20">
            <text:p>20</text:p>
          </table:table-cell>
          <table:table-cell table:formula="of:=['ganttproject.csv'.F11]" office:value-type="float" office:value="0">
            <text:p>0</text:p>
          </table:table-cell>
          <table:table-cell table:formula="of:=['ganttproject.csv'.I11]" office:value-type="float" office:value="1.9">
            <text:p>1.9</text:p>
          </table:table-cell>
          <table:table-cell table:formula="of:=['ganttproject.csv'.J11]" office:value-type="float" office:value="160">
            <text:p>160</text:p>
          </table:table-cell>
          <table:table-cell/>
          <table:table-cell table:formula="of:=['ganttproject.csv'.M11]" office:value-type="string" office:string-value="A kit of parts useful for field service was released. The service kit and contents was created in response to requests from field service technicians to provide more effective and efficient field service.">
            <text:p>A kit of parts useful for field service was released. The service kit and contents was created in response to requests from field service technicians to provide more effective and efficient field service.</text:p>
          </table:table-cell>
          <table:table-cell table:formula="of:=['file:///G:/Work/maestro/protected/data/ods/person.ods'#$master.A21]" office:value-type="float" office:value="14">
            <text:p>14</text:p>
          </table:table-cell>
          <table:table-cell table:formula="of:=[project.$A$2]" office:value-type="float" office:value="1">
            <text:p>1</text:p>
          </table:table-cell>
          <table:table-cell table:style-name="ce5" office:value-type="date" office:date-value="2015-01-01">
            <text:p>2015-01-01</text:p>
          </table:table-cell>
          <table:table-cell table:formula="of:=['file:///G:/Work/maestro/protected/data/ods/person.ods'#$master.$A$13]" office:value-type="float" office:value="6">
            <text:p>6</text:p>
          </table:table-cell>
          <table:table-cell table:style-name="ce5" office:value-type="date" office:date-value="2015-01-01">
            <text:p>2015-01-01</text:p>
          </table:table-cell>
          <table:table-cell table:formula="of:=['file:///G:/Work/maestro/protected/data/ods/person.ods'#$master.$A$13]" office:value-type="float" office:value="6">
            <text:p>6</text:p>
          </table:table-cell>
        </table:table-row>
        <table:table-row table:style-name="ro1">
          <table:table-cell office:value-type="float" office:value="10">
            <text:p>10</text:p>
          </table:table-cell>
          <table:table-cell office:value-type="string">
            <text:p>mfg gate 3</text:p>
          </table:table-cell>
          <table:table-cell table:style-name="ce5" office:value-type="date" office:date-value="2015-05-21">
            <text:p>2015-05-21</text:p>
          </table:table-cell>
          <table:table-cell table:style-name="ce5" office:value-type="date" office:date-value="2015-05-21">
            <text:p>2015-05-21</text:p>
          </table:table-cell>
          <table:table-cell table:formula="of:=['ganttproject.csv'.E12]" office:value-type="float" office:value="0">
            <text:p>0</text:p>
          </table:table-cell>
          <table:table-cell table:formula="of:=['ganttproject.csv'.F12]" office:value-type="float" office:value="0">
            <text:p>0</text:p>
          </table:table-cell>
          <table:table-cell table:formula="of:=['ganttproject.csv'.I12]" office:value-type="float" office:value="1.1">
            <text:p>1.1</text:p>
          </table:table-cell>
          <table:table-cell table:formula="of:=['ganttproject.csv'.J12]" office:value-type="float" office:value="0">
            <text:p>0</text:p>
          </table:table-cell>
          <table:table-cell/>
          <table:table-cell table:style-name="Default"/>
          <table:table-cell table:formula="of:=['file:///G:/Work/maestro/protected/data/ods/person.ods'#$master.$A$27]" office:value-type="float" office:value="20">
            <text:p>20</text:p>
          </table:table-cell>
          <table:table-cell table:formula="of:=[project.$A$2]" office:value-type="float" office:value="1">
            <text:p>1</text:p>
          </table:table-cell>
          <table:table-cell table:style-name="ce5" office:value-type="date" office:date-value="2015-01-01">
            <text:p>2015-01-01</text:p>
          </table:table-cell>
          <table:table-cell table:formula="of:=['file:///G:/Work/maestro/protected/data/ods/person.ods'#$master.$A$13]" office:value-type="float" office:value="6">
            <text:p>6</text:p>
          </table:table-cell>
          <table:table-cell table:style-name="ce5" office:value-type="date" office:date-value="2015-01-01">
            <text:p>2015-01-01</text:p>
          </table:table-cell>
          <table:table-cell table:formula="of:=['file:///G:/Work/maestro/protected/data/ods/person.ods'#$master.$A$13]" office:value-type="float" office:value="6">
            <text:p>6</text:p>
          </table:table-cell>
        </table:table-row>
        <table:table-row table:style-name="ro1" table:number-rows-repeated="65524">
          <table:table-cell table:number-columns-repeated="16"/>
        </table:table-row>
        <table:table-row table:style-name="ro1">
          <table:table-cell table:number-columns-repeated="16"/>
        </table:table-row>
      </table:table>
      <table:table table:name="activity_predecessor_assignment" table:style-name="ta1" table:print="false">
        <table:table-column table:style-name="co30" table:number-columns-repeated="2" table:default-cell-style-name="ce2"/>
        <table:table-row table:style-name="ro1">
          <table:table-cell office:value-type="string">
            <text:p>activity_id</text:p>
          </table:table-cell>
          <table:table-cell office:value-type="string">
            <text:p>predecessor_id</text:p>
          </table:table-cell>
        </table:table-row>
        <table:table-row table:style-name="ro1">
          <table:table-cell table:formula="of:=[activity.A2]" office:value-type="float" office:value="1">
            <text:p>1</text:p>
          </table:table-cell>
          <table:table-cell/>
        </table:table-row>
        <table:table-row table:style-name="ro1">
          <table:table-cell table:formula="of:=[activity.A3]" office:value-type="float" office:value="2">
            <text:p>2</text:p>
          </table:table-cell>
          <table:table-cell table:formula="of:=[activity.A2]" office:value-type="float" office:value="1">
            <text:p>1</text:p>
          </table:table-cell>
        </table:table-row>
        <table:table-row table:style-name="ro1">
          <table:table-cell table:formula="of:=[activity.A4]" office:value-type="float" office:value="3">
            <text:p>3</text:p>
          </table:table-cell>
          <table:table-cell table:formula="of:=[activity.A2]" office:value-type="float" office:value="1">
            <text:p>1</text:p>
          </table:table-cell>
        </table:table-row>
        <table:table-row table:style-name="ro1">
          <table:table-cell table:formula="of:=[activity.A5]" office:value-type="float" office:value="4">
            <text:p>4</text:p>
          </table:table-cell>
          <table:table-cell table:formula="of:=[activity.A4]" office:value-type="float" office:value="3">
            <text:p>3</text:p>
          </table:table-cell>
        </table:table-row>
        <table:table-row table:style-name="ro1">
          <table:table-cell table:formula="of:=[activity.A6]" office:value-type="float" office:value="5">
            <text:p>5</text:p>
          </table:table-cell>
          <table:table-cell table:formula="of:=[activity.A4]" office:value-type="float" office:value="3">
            <text:p>3</text:p>
          </table:table-cell>
        </table:table-row>
        <table:table-row table:style-name="ro1">
          <table:table-cell table:formula="of:=[activity.A7]" office:value-type="float" office:value="6">
            <text:p>6</text:p>
          </table:table-cell>
          <table:table-cell table:formula="of:=[activity.A6]" office:value-type="float" office:value="5">
            <text:p>5</text:p>
          </table:table-cell>
        </table:table-row>
        <table:table-row table:style-name="ro1">
          <table:table-cell table:formula="of:=[activity.A8]" office:value-type="float" office:value="7">
            <text:p>7</text:p>
          </table:table-cell>
          <table:table-cell table:formula="of:=[activity.A6]" office:value-type="float" office:value="5">
            <text:p>5</text:p>
          </table:table-cell>
        </table:table-row>
        <table:table-row table:style-name="ro1">
          <table:table-cell table:formula="of:=[activity.A9]" office:value-type="float" office:value="8">
            <text:p>8</text:p>
          </table:table-cell>
          <table:table-cell table:formula="of:=[activity.A8]" office:value-type="float" office:value="7">
            <text:p>7</text:p>
          </table:table-cell>
        </table:table-row>
        <table:table-row table:style-name="ro1">
          <table:table-cell table:formula="of:=[activity.A10]" office:value-type="float" office:value="9">
            <text:p>9</text:p>
          </table:table-cell>
          <table:table-cell table:formula="of:=[activity.A8]" office:value-type="float" office:value="7">
            <text:p>7</text:p>
          </table:table-cell>
        </table:table-row>
        <table:table-row table:style-name="ro1">
          <table:table-cell office:value-type="float" office:value="10">
            <text:p>10</text:p>
          </table:table-cell>
          <table:table-cell table:formula="of:=[activity.A10]" office:value-type="float" office:value="9">
            <text:p>9</text:p>
          </table:table-cell>
        </table:table-row>
        <table:table-row table:style-name="ro1" table:number-rows-repeated="65524">
          <table:table-cell table:number-columns-repeated="2"/>
        </table:table-row>
        <table:table-row table:style-name="ro1">
          <table:table-cell table:number-columns-repeated="2"/>
        </table:table-row>
      </table:table>
      <table:table table:name="activity_resource_assignment" table:style-name="ta1" table:print="false">
        <table:table-column table:style-name="co30" table:number-columns-repeated="2" table:default-cell-style-name="ce2"/>
        <table:table-column table:style-name="co28" table:default-cell-style-name="Default"/>
        <table:table-row table:style-name="ro1">
          <table:table-cell office:value-type="string">
            <text:p>activity_id</text:p>
          </table:table-cell>
          <table:table-cell office:value-type="string">
            <text:p>resource_id</text:p>
          </table:table-cell>
          <table:table-cell/>
        </table:table-row>
        <table:table-row table:style-name="ro1">
          <table:table-cell table:formula="of:=[activity.A2]" office:value-type="float" office:value="1">
            <text:p>1</text:p>
          </table:table-cell>
          <table:table-cell table:formula="of:=['file:///G:/Work/maestro/protected/data/ods/person.ods'#$master.A29]" office:value-type="float" office:value="22">
            <text:p>22</text:p>
          </table:table-cell>
          <table:table-cell table:style-name="ce2"/>
        </table:table-row>
        <table:table-row table:style-name="ro1">
          <table:table-cell table:formula="of:=[activity.A2]" office:value-type="float" office:value="1">
            <text:p>1</text:p>
          </table:table-cell>
          <table:table-cell table:formula="of:=['file:///G:/Work/maestro/protected/data/ods/person.ods'#$master.A10]" office:value-type="float" office:value="3">
            <text:p>3</text:p>
          </table:table-cell>
          <table:table-cell/>
        </table:table-row>
        <table:table-row table:style-name="ro1">
          <table:table-cell table:formula="of:=[activity.A2]" office:value-type="float" office:value="1">
            <text:p>1</text:p>
          </table:table-cell>
          <table:table-cell table:formula="of:=['file:///G:/Work/maestro/protected/data/ods/person.ods'#$master.A13]" office:value-type="float" office:value="6">
            <text:p>6</text:p>
          </table:table-cell>
          <table:table-cell/>
        </table:table-row>
        <table:table-row table:style-name="ro1">
          <table:table-cell table:formula="of:=[activity.A2]" office:value-type="float" office:value="1">
            <text:p>1</text:p>
          </table:table-cell>
          <table:table-cell table:formula="of:=['file:///G:/Work/maestro/protected/data/ods/person.ods'#$master.A18]" office:value-type="float" office:value="11">
            <text:p>11</text:p>
          </table:table-cell>
          <table:table-cell/>
        </table:table-row>
        <table:table-row table:style-name="ro1">
          <table:table-cell table:formula="of:=[activity.A3]" office:value-type="float" office:value="2">
            <text:p>2</text:p>
          </table:table-cell>
          <table:table-cell table:formula="of:=['file:///G:/Work/maestro/protected/data/ods/person.ods'#$master.A27]" office:value-type="float" office:value="20">
            <text:p>20</text:p>
          </table:table-cell>
          <table:table-cell/>
        </table:table-row>
        <table:table-row table:style-name="ro1">
          <table:table-cell table:formula="of:=[activity.A4]" office:value-type="float" office:value="3">
            <text:p>3</text:p>
          </table:table-cell>
          <table:table-cell table:formula="of:=['file:///G:/Work/maestro/protected/data/ods/person.ods'#$master.A10]" office:value-type="float" office:value="3">
            <text:p>3</text:p>
          </table:table-cell>
          <table:table-cell/>
        </table:table-row>
        <table:table-row table:style-name="ro1">
          <table:table-cell table:formula="of:=[activity.A4]" office:value-type="float" office:value="3">
            <text:p>3</text:p>
          </table:table-cell>
          <table:table-cell table:formula="of:=['file:///G:/Work/maestro/protected/data/ods/person.ods'#$master.A13]" office:value-type="float" office:value="6">
            <text:p>6</text:p>
          </table:table-cell>
          <table:table-cell/>
        </table:table-row>
        <table:table-row table:style-name="ro1">
          <table:table-cell table:formula="of:=[activity.A4]" office:value-type="float" office:value="3">
            <text:p>3</text:p>
          </table:table-cell>
          <table:table-cell table:formula="of:=['file:///G:/Work/maestro/protected/data/ods/person.ods'#$master.A30]" office:value-type="float" office:value="23">
            <text:p>23</text:p>
          </table:table-cell>
          <table:table-cell/>
        </table:table-row>
        <table:table-row table:style-name="ro1">
          <table:table-cell table:formula="of:=[activity.A5]" office:value-type="float" office:value="4">
            <text:p>4</text:p>
          </table:table-cell>
          <table:table-cell table:formula="of:=['file:///G:/Work/maestro/protected/data/ods/person.ods'#$master.A27]" office:value-type="float" office:value="20">
            <text:p>20</text:p>
          </table:table-cell>
          <table:table-cell/>
        </table:table-row>
        <table:table-row table:style-name="ro1">
          <table:table-cell table:formula="of:=[activity.A6]" office:value-type="float" office:value="5">
            <text:p>5</text:p>
          </table:table-cell>
          <table:table-cell table:formula="of:=['file:///G:/Work/maestro/protected/data/ods/person.ods'#$master.A13]" office:value-type="float" office:value="6">
            <text:p>6</text:p>
          </table:table-cell>
          <table:table-cell/>
        </table:table-row>
        <table:table-row table:style-name="ro1">
          <table:table-cell table:formula="of:=[activity.A6]" office:value-type="float" office:value="5">
            <text:p>5</text:p>
          </table:table-cell>
          <table:table-cell table:formula="of:=['file:///G:/Work/maestro/protected/data/ods/person.ods'#$master.A21]" office:value-type="float" office:value="14">
            <text:p>14</text:p>
          </table:table-cell>
          <table:table-cell/>
        </table:table-row>
        <table:table-row table:style-name="ro1">
          <table:table-cell table:formula="of:=[activity.A6]" office:value-type="float" office:value="5">
            <text:p>5</text:p>
          </table:table-cell>
          <table:table-cell table:formula="of:=['file:///G:/Work/maestro/protected/data/ods/person.ods'#$master.A25]" office:value-type="float" office:value="18">
            <text:p>18</text:p>
          </table:table-cell>
          <table:table-cell/>
        </table:table-row>
        <table:table-row table:style-name="ro1">
          <table:table-cell table:formula="of:=[activity.A6]" office:value-type="float" office:value="5">
            <text:p>5</text:p>
          </table:table-cell>
          <table:table-cell table:formula="of:=['file:///G:/Work/maestro/protected/data/ods/person.ods'#$master.A26]" office:value-type="float" office:value="19">
            <text:p>19</text:p>
          </table:table-cell>
          <table:table-cell/>
        </table:table-row>
        <table:table-row table:style-name="ro1">
          <table:table-cell table:formula="of:=[activity.A6]" office:value-type="float" office:value="5">
            <text:p>5</text:p>
          </table:table-cell>
          <table:table-cell table:formula="of:=['file:///G:/Work/maestro/protected/data/ods/person.ods'#$master.A27]" office:value-type="float" office:value="20">
            <text:p>20</text:p>
          </table:table-cell>
          <table:table-cell/>
        </table:table-row>
        <table:table-row table:style-name="ro1">
          <table:table-cell table:formula="of:=[activity.A6]" office:value-type="float" office:value="5">
            <text:p>5</text:p>
          </table:table-cell>
          <table:table-cell table:formula="of:=['file:///G:/Work/maestro/protected/data/ods/person.ods'#$master.A30]" office:value-type="float" office:value="23">
            <text:p>23</text:p>
          </table:table-cell>
          <table:table-cell/>
        </table:table-row>
        <table:table-row table:style-name="ro1">
          <table:table-cell table:formula="of:=[activity.A7]" office:value-type="float" office:value="6">
            <text:p>6</text:p>
          </table:table-cell>
          <table:table-cell table:formula="of:=['file:///G:/Work/maestro/protected/data/ods/person.ods'#$master.A27]" office:value-type="float" office:value="20">
            <text:p>20</text:p>
          </table:table-cell>
          <table:table-cell/>
        </table:table-row>
        <table:table-row table:style-name="ro1">
          <table:table-cell table:formula="of:=[activity.A8]" office:value-type="float" office:value="7">
            <text:p>7</text:p>
          </table:table-cell>
          <table:table-cell table:formula="of:=['file:///G:/Work/maestro/protected/data/ods/person.ods'#$master.A10]" office:value-type="float" office:value="3">
            <text:p>3</text:p>
          </table:table-cell>
          <table:table-cell/>
        </table:table-row>
        <table:table-row table:style-name="ro1">
          <table:table-cell table:formula="of:=[activity.A8]" office:value-type="float" office:value="7">
            <text:p>7</text:p>
          </table:table-cell>
          <table:table-cell table:formula="of:=['file:///G:/Work/maestro/protected/data/ods/person.ods'#$master.A12]" office:value-type="float" office:value="5">
            <text:p>5</text:p>
          </table:table-cell>
          <table:table-cell/>
        </table:table-row>
        <table:table-row table:style-name="ro1">
          <table:table-cell table:formula="of:=[activity.A8]" office:value-type="float" office:value="7">
            <text:p>7</text:p>
          </table:table-cell>
          <table:table-cell table:formula="of:=['file:///G:/Work/maestro/protected/data/ods/person.ods'#$master.A13]" office:value-type="float" office:value="6">
            <text:p>6</text:p>
          </table:table-cell>
          <table:table-cell/>
        </table:table-row>
        <table:table-row table:style-name="ro1">
          <table:table-cell table:formula="of:=[activity.A8]" office:value-type="float" office:value="7">
            <text:p>7</text:p>
          </table:table-cell>
          <table:table-cell table:formula="of:=['file:///G:/Work/maestro/protected/data/ods/person.ods'#$master.A14]" office:value-type="float" office:value="7">
            <text:p>7</text:p>
          </table:table-cell>
          <table:table-cell/>
        </table:table-row>
        <table:table-row table:style-name="ro1">
          <table:table-cell table:formula="of:=[activity.A8]" office:value-type="float" office:value="7">
            <text:p>7</text:p>
          </table:table-cell>
          <table:table-cell table:formula="of:=['file:///G:/Work/maestro/protected/data/ods/person.ods'#$master.A21]" office:value-type="float" office:value="14">
            <text:p>14</text:p>
          </table:table-cell>
          <table:table-cell/>
        </table:table-row>
        <table:table-row table:style-name="ro1">
          <table:table-cell table:formula="of:=[activity.A8]" office:value-type="float" office:value="7">
            <text:p>7</text:p>
          </table:table-cell>
          <table:table-cell table:formula="of:=['file:///G:/Work/maestro/protected/data/ods/person.ods'#$master.A25]" office:value-type="float" office:value="18">
            <text:p>18</text:p>
          </table:table-cell>
          <table:table-cell/>
        </table:table-row>
        <table:table-row table:style-name="ro1">
          <table:table-cell table:formula="of:=[activity.A8]" office:value-type="float" office:value="7">
            <text:p>7</text:p>
          </table:table-cell>
          <table:table-cell table:formula="of:=['file:///G:/Work/maestro/protected/data/ods/person.ods'#$master.A30]" office:value-type="float" office:value="23">
            <text:p>23</text:p>
          </table:table-cell>
          <table:table-cell/>
        </table:table-row>
        <table:table-row table:style-name="ro1">
          <table:table-cell table:formula="of:=[activity.A9]" office:value-type="float" office:value="8">
            <text:p>8</text:p>
          </table:table-cell>
          <table:table-cell table:formula="of:=['file:///G:/Work/maestro/protected/data/ods/person.ods'#$master.A27]" office:value-type="float" office:value="20">
            <text:p>20</text:p>
          </table:table-cell>
          <table:table-cell/>
        </table:table-row>
        <table:table-row table:style-name="ro1">
          <table:table-cell table:formula="of:=[activity.A10]" office:value-type="float" office:value="9">
            <text:p>9</text:p>
          </table:table-cell>
          <table:table-cell table:formula="of:=['file:///G:/Work/maestro/protected/data/ods/person.ods'#$master.A21]" office:value-type="float" office:value="14">
            <text:p>14</text:p>
          </table:table-cell>
          <table:table-cell/>
        </table:table-row>
        <table:table-row table:style-name="ro1">
          <table:table-cell table:formula="of:=[activity.A10]" office:value-type="float" office:value="9">
            <text:p>9</text:p>
          </table:table-cell>
          <table:table-cell table:formula="of:=['file:///G:/Work/maestro/protected/data/ods/person.ods'#$master.A25]" office:value-type="float" office:value="18">
            <text:p>18</text:p>
          </table:table-cell>
          <table:table-cell/>
        </table:table-row>
        <table:table-row table:style-name="ro1">
          <table:table-cell table:formula="of:=[activity.A10]" office:value-type="float" office:value="9">
            <text:p>9</text:p>
          </table:table-cell>
          <table:table-cell table:formula="of:=['file:///G:/Work/maestro/protected/data/ods/person.ods'#$master.A27]" office:value-type="float" office:value="20">
            <text:p>20</text:p>
          </table:table-cell>
          <table:table-cell/>
        </table:table-row>
        <table:table-row table:style-name="ro1">
          <table:table-cell table:formula="of:=[activity.A10]" office:value-type="float" office:value="9">
            <text:p>9</text:p>
          </table:table-cell>
          <table:table-cell table:formula="of:=['file:///G:/Work/maestro/protected/data/ods/person.ods'#$master.A30]" office:value-type="float" office:value="23">
            <text:p>23</text:p>
          </table:table-cell>
          <table:table-cell/>
        </table:table-row>
        <table:table-row table:style-name="ro1">
          <table:table-cell table:formula="of:=[activity.A11]" office:value-type="float" office:value="10">
            <text:p>10</text:p>
          </table:table-cell>
          <table:table-cell table:formula="of:=['file:///G:/Work/maestro/protected/data/ods/person.ods'#$master.A27]" office:value-type="float" office:value="20">
            <text:p>20</text:p>
          </table:table-cell>
          <table:table-cell/>
        </table:table-row>
        <table:table-row table:style-name="ro1" table:number-rows-repeated="3">
          <table:table-cell table:style-name="Default" table:number-columns-repeated="2"/>
          <table:table-cell/>
        </table:table-row>
        <table:table-row table:style-name="ro1" table:number-rows-repeated="65502">
          <table:table-cell table:number-columns-repeated="3"/>
        </table:table-row>
        <table:table-row table:style-name="ro1">
          <table:table-cell table:number-columns-repeated="3"/>
        </table:table-row>
      </table:table>
      <table:table table:name="activity_type" table:style-name="ta1" table:print="false">
        <table:table-column table:style-name="co47" table:default-cell-style-name="ce2"/>
        <table:table-column table:style-name="co30" table:default-cell-style-name="ce6"/>
        <table:table-column table:style-name="co35" table:default-cell-style-name="Default"/>
        <table:table-row table:style-name="ro1">
          <table:table-cell office:value-type="string">
            <text:p>id</text:p>
          </table:table-cell>
          <table:table-cell office:value-type="string">
            <text:p>name</text:p>
          </table:table-cell>
          <table:table-cell office:value-type="string">
            <text:p>description</text:p>
          </table:table-cell>
        </table:table-row>
        <table:table-row table:style-name="ro1">
          <table:table-cell office:value-type="float" office:value="1">
            <text:p>1</text:p>
          </table:table-cell>
          <table:table-cell office:value-type="string">
            <text:p>TYPE1</text:p>
          </table:table-cell>
          <table:table-cell table:style-name="ce6" office:value-type="string">
            <text:p>TYPE1</text:p>
          </table:table-cell>
        </table:table-row>
        <table:table-row table:style-name="ro1">
          <table:table-cell office:value-type="float" office:value="2">
            <text:p>2</text:p>
          </table:table-cell>
          <table:table-cell office:value-type="string">
            <text:p>TYPE2</text:p>
          </table:table-cell>
          <table:table-cell table:style-name="ce6" office:value-type="string">
            <text:p>TYPE2</text:p>
          </table:table-cell>
        </table:table-row>
        <table:table-row table:style-name="ro1">
          <table:table-cell office:value-type="float" office:value="3">
            <text:p>3</text:p>
          </table:table-cell>
          <table:table-cell office:value-type="string">
            <text:p>TYPE3</text:p>
          </table:table-cell>
          <table:table-cell table:style-name="ce6" office:value-type="string">
            <text:p>TYPE3</text:p>
          </table:table-cell>
        </table:table-row>
        <table:table-row table:style-name="ro1" table:number-rows-repeated="65531">
          <table:table-cell table:number-columns-repeated="3"/>
        </table:table-row>
        <table:table-row table:style-name="ro1">
          <table:table-cell table:number-columns-repeated="3"/>
        </table:table-row>
      </table:table>
      <table:table table:name="'file:///G:/Work/maestro/protected/data/ods/person.ods'#master" table:print="false" table:style-name="ta_extref">
        <table:table-source xlink:href="../person.ods" table:table-name="master" table:filter-name="calc8" table:mode="copy-results-only"/>
        <table:table-row table:number-rows-repeated="9">
          <table:table-cell table:number-columns-repeated="1"/>
        </table:table-row>
        <table:table-row>
          <table:table-cell table:style-name="ce1" office:value-type="float" office:value="3">
            <text:p>3</text:p>
          </table:table-cell>
        </table:table-row>
        <table:table-row>
          <table:table-cell table:number-columns-repeated="1"/>
        </table:table-row>
        <table:table-row>
          <table:table-cell table:style-name="ce1" office:value-type="float" office:value="5">
            <text:p>5</text:p>
          </table:table-cell>
        </table:table-row>
        <table:table-row>
          <table:table-cell table:style-name="ce1" office:value-type="float" office:value="6">
            <text:p>6</text:p>
          </table:table-cell>
        </table:table-row>
        <table:table-row>
          <table:table-cell table:style-name="ce1" office:value-type="float" office:value="7">
            <text:p>7</text:p>
          </table:table-cell>
        </table:table-row>
        <table:table-row table:number-rows-repeated="3">
          <table:table-cell table:number-columns-repeated="1"/>
        </table:table-row>
        <table:table-row>
          <table:table-cell table:style-name="ce1" office:value-type="float" office:value="11">
            <text:p>11</text:p>
          </table:table-cell>
        </table:table-row>
        <table:table-row table:number-rows-repeated="2">
          <table:table-cell table:number-columns-repeated="1"/>
        </table:table-row>
        <table:table-row>
          <table:table-cell table:style-name="ce1" office:value-type="float" office:value="14">
            <text:p>14</text:p>
          </table:table-cell>
        </table:table-row>
        <table:table-row>
          <table:table-cell table:style-name="ce1" office:value-type="float" office:value="15">
            <text:p>15</text:p>
          </table:table-cell>
        </table:table-row>
        <table:table-row table:number-rows-repeated="2">
          <table:table-cell table:number-columns-repeated="1"/>
        </table:table-row>
        <table:table-row>
          <table:table-cell table:style-name="ce1" office:value-type="float" office:value="18">
            <text:p>18</text:p>
          </table:table-cell>
        </table:table-row>
        <table:table-row>
          <table:table-cell table:style-name="ce1" office:value-type="float" office:value="19">
            <text:p>19</text:p>
          </table:table-cell>
        </table:table-row>
        <table:table-row>
          <table:table-cell table:style-name="ce1" office:value-type="float" office:value="20">
            <text:p>20</text:p>
          </table:table-cell>
        </table:table-row>
        <table:table-row table:number-rows-repeated="2">
          <table:table-cell table:number-columns-repeated="1"/>
        </table:table-row>
        <table:table-row>
          <table:table-cell table:style-name="ce1" office:value-type="float" office:value="23">
            <text:p>23</text:p>
          </table:table-cell>
        </table:table-row>
      </table:table>
      <table:table table:name="'file:///G:/Work/maestro/protected/data/ods/customer.ods'#customer" table:print="false" table:style-name="ta_extref">
        <table:table-source xlink:href="../customer.ods" table:table-name="customer" table:filter-name="calc8" table:mode="copy-results-only"/>
        <table:table-row table:number-rows-repeated="3">
          <table:table-cell table:number-columns-repeated="1"/>
        </table:table-row>
        <table:table-row>
          <table:table-cell table:style-name="ce1" office:value-type="string">
            <text:p>3</text:p>
          </table:table-cell>
        </table:table-row>
      </table:table>
      <table:table table:name="'file:///G:/Work/maestro/protected/data/ods/person.ods'#master" table:print="false" table:style-name="ta_extref">
        <table:table-source xlink:href="../person.ods" table:table-name="master" table:filter-name="calc8" table:mode="copy-results-only"/>
        <table:table-row table:number-rows-repeated="9">
          <table:table-cell table:number-columns-repeated="7"/>
        </table:table-row>
        <table:table-row>
          <table:table-cell table:style-name="ce1" office:value-type="float" office:value="3">
            <text:p>3</text:p>
          </table:table-cell>
        </table:table-row>
        <table:table-row>
          <table:table-cell table:number-columns-repeated="7"/>
        </table:table-row>
        <table:table-row>
          <table:table-cell table:style-name="ce1" office:value-type="float" office:value="5">
            <text:p>5</text:p>
          </table:table-cell>
        </table:table-row>
        <table:table-row>
          <table:table-cell table:style-name="ce1" office:value-type="float" office:value="6">
            <text:p>6</text:p>
          </table:table-cell>
        </table:table-row>
        <table:table-row>
          <table:table-cell table:style-name="ce1" office:value-type="float" office:value="7">
            <text:p>7</text:p>
          </table:table-cell>
        </table:table-row>
        <table:table-row table:number-rows-repeated="3">
          <table:table-cell table:number-columns-repeated="7"/>
        </table:table-row>
        <table:table-row>
          <table:table-cell table:style-name="ce1" office:value-type="float" office:value="11">
            <text:p>11</text:p>
          </table:table-cell>
        </table:table-row>
        <table:table-row table:number-rows-repeated="2">
          <table:table-cell table:number-columns-repeated="7"/>
        </table:table-row>
        <table:table-row>
          <table:table-cell table:style-name="ce1" office:value-type="float" office:value="14">
            <text:p>14</text:p>
          </table:table-cell>
        </table:table-row>
        <table:table-row table:number-rows-repeated="3">
          <table:table-cell table:number-columns-repeated="7"/>
        </table:table-row>
        <table:table-row>
          <table:table-cell table:style-name="ce1" office:value-type="float" office:value="18">
            <text:p>18</text:p>
          </table:table-cell>
        </table:table-row>
        <table:table-row>
          <table:table-cell table:style-name="ce1" office:value-type="float" office:value="19">
            <text:p>19</text:p>
          </table:table-cell>
        </table:table-row>
        <table:table-row>
          <table:table-cell table:style-name="ce1" office:value-type="float" office:value="20">
            <text:p>20</text:p>
          </table:table-cell>
        </table:table-row>
        <table:table-row>
          <table:table-cell table:number-columns-repeated="7"/>
        </table:table-row>
        <table:table-row>
          <table:table-cell table:style-name="ce1" office:value-type="float" office:value="22">
            <text:p>22</text:p>
          </table:table-cell>
          <table:table-cell table:style-name="ce1" office:value-type="float" office:value="1">
            <text:p>1</text:p>
          </table:table-cell>
          <table:table-cell table:number-columns-repeated="4"/>
          <table:table-cell table:style-name="ce1" office:value-type="string">
            <text:p>tswift</text:p>
          </table:table-cell>
        </table:table-row>
        <table:table-row>
          <table:table-cell table:style-name="ce1" office:value-type="float" office:value="23">
            <text:p>23</text:p>
          </table:table-cell>
        </table:table-row>
      </table:table>
      <table:table table:name="'file:///G:/Work/maestro/protected/data/ods/person.ods'#person" table:print="false" table:style-name="ta_extref">
        <table:table-source xlink:href="../person.ods" table:table-name="person" table:filter-name="calc8" table:mode="copy-results-only"/>
        <table:table-row table:number-rows-repeated="6">
          <table:table-cell table:number-columns-repeated="1"/>
        </table:table-row>
        <table:table-row>
          <table:table-cell table:style-name="ce1" office:value-type="float" office:value="6">
            <text:p>6</text:p>
          </table:table-cell>
        </table:table-row>
        <table:table-row table:number-rows-repeated="15">
          <table:table-cell table:number-columns-repeated="1"/>
        </table:table-row>
        <table:table-row>
          <table:table-cell table:style-name="ce1" office:value-type="float" office:value="22">
            <text:p>22</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 number:language="en" number:country="CA">$</number:currency-symbol>
      <number:number number:decimal-places="2" number:min-integer-digits="1" number:grouping="true"/>
    </number:currency-style>
    <number:currency-style style:name="N118">
      <number:text>-</number:text>
      <number:currency-symbol number:language="en" number:country="CA">$</number:currency-symbol>
      <number:number number:decimal-places="2" number:min-integer-digits="1" number:grouping="true"/>
      <style:map style:condition="value()&gt;=0" style:apply-style-name="N118P0"/>
    </number:currency-style>
    <number:currency-style style:name="N119P0" style:volatile="true">
      <number:currency-symbol number:language="en" number:country="CA">$</number:currency-symbol>
      <number:number number:decimal-places="2" number:min-integer-digits="1" number:grouping="true"/>
    </number:currency-style>
    <number:currency-style style:name="N119">
      <style:text-properties fo:color="#ff0000"/>
      <number:text>-</number:text>
      <number:currency-symbol number:language="en" number:country="CA">$</number:currency-symbol>
      <number:number number:decimal-places="2" number:min-integer-digits="1" number:grouping="true"/>
      <style:map style:condition="value()&gt;=0" style:apply-style-name="N119P0"/>
    </number:currency-style>
    <number:number-style style:name="N120P0" style:volatile="true">
      <number:number number:decimal-places="0" number:min-integer-digits="1" number:grouping="true"/>
    </number:number-style>
    <number:number-style style:name="N120">
      <number:text>-</number:text>
      <number:number number:decimal-places="0" number:min-integer-digits="1" number:grouping="true"/>
      <style:map style:condition="value()&gt;=0" style:apply-style-name="N120P0"/>
    </number:number-style>
    <number:number-style style:name="N121P0" style:volatile="true">
      <number:number number:decimal-places="0" number:min-integer-digits="1" number:grouping="true"/>
    </number:number-style>
    <number:number-style style:name="N121">
      <style:text-properties fo:color="#ff0000"/>
      <number:text>-</number:text>
      <number:number number:decimal-places="0"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number:text>-</number:text>
      <number:number number:decimal-places="2" number:min-integer-digits="1" number:grouping="true"/>
      <style:map style:condition="value()&gt;=0" style:apply-style-name="N122P0"/>
    </number:number-style>
    <number:number-style style:name="N123P0" style:volatile="true">
      <number:number number:decimal-places="2" number:min-integer-digits="1" number:grouping="true"/>
    </number:number-style>
    <number:number-style style:name="N123">
      <style:text-properties fo:color="#ff0000"/>
      <number:text>-</number:text>
      <number:number number:decimal-places="2" number:min-integer-digits="1" number:grouping="true"/>
      <style:map style:condition="value()&gt;=0" style:apply-style-name="N123P0"/>
    </number:number-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28">
      <number:day number:style="long"/>
      <number:text>-</number:text>
      <number:month number:style="long"/>
      <number:text>-</number:text>
      <number:year number:style="long"/>
    </number:date-style>
    <number:number-style style:name="N130P0" style:volatile="true">
      <number:text>$</number:text>
      <number:number number:decimal-places="0" number:min-integer-digits="1" number:grouping="true"/>
      <number:text> </number:text>
    </number:number-style>
    <number:number-style style:name="N130">
      <number:text>($</number:text>
      <number:number number:decimal-places="0" number:min-integer-digits="1" number:grouping="true"/>
      <number:text>)</number:text>
      <style:map style:condition="value()&gt;=0" style:apply-style-name="N130P0"/>
    </number:number-style>
    <number:number-style style:name="N131P0" style:volatile="true">
      <number:text>$</number:text>
      <number:number number:decimal-places="0" number:min-integer-digits="1" number:grouping="true"/>
      <number:text> </number:text>
    </number:number-style>
    <number:number-style style:name="N131">
      <style:text-properties fo:color="#ff0000"/>
      <number:text>($</number:text>
      <number:number number:decimal-places="0" number:min-integer-digits="1" number:grouping="true"/>
      <number:text>)</number:text>
      <style:map style:condition="value()&gt;=0" style:apply-style-name="N131P0"/>
    </number:number-style>
    <number:number-style style:name="N133P0" style:volatile="true">
      <number:text>$</number:text>
      <number:number number:decimal-places="2" number:min-integer-digits="1" number:grouping="true"/>
      <number:text> </number:text>
    </number:number-style>
    <number:number-style style:name="N133">
      <number:text>($</number:text>
      <number:number number:decimal-places="2" number:min-integer-digits="1" number:grouping="true"/>
      <number:text>)</number:text>
      <style:map style:condition="value()&gt;=0" style:apply-style-name="N133P0"/>
    </number:number-style>
    <number:number-style style:name="N134P0" style:volatile="true">
      <number:text>$</number:text>
      <number:number number:decimal-places="2" number:min-integer-digits="1" number:grouping="true"/>
      <number:text> </number:text>
    </number:number-style>
    <number:number-style style:name="N134">
      <style:text-properties fo:color="#ff0000"/>
      <number:text>($</number:text>
      <number:number number:decimal-places="2" number:min-integer-digits="1" number:grouping="true"/>
      <number:text>)</number:text>
      <style:map style:condition="value()&gt;=0" style:apply-style-name="N134P0"/>
    </number:number-style>
    <number:number-style style:name="N138P0" style:volatile="true">
      <number:number number:decimal-places="0" number:min-integer-digits="1" number:grouping="true"/>
      <number:text> </number:text>
    </number:number-style>
    <number:number-style style:name="N138P1" style:volatile="true">
      <number:text>(</number:text>
      <number:number number:decimal-places="0" number:min-integer-digits="1" number:grouping="true"/>
      <number:text>)</number:text>
    </number:number-style>
    <number:number-style style:name="N138P2" style:volatile="true">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0" number:min-integer-digits="1" number:grouping="true"/>
      <number:text> </number:text>
    </number:number-style>
    <number:number-style style:name="N142P1" style:volatile="true">
      <number:text> $(</number:text>
      <number:number number:decimal-places="0" number:min-integer-digits="1" number:grouping="true"/>
      <number:text>)</number:text>
    </number:number-style>
    <number:number-style style:name="N142P2" style:volatile="true">
      <number:text>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number number:decimal-places="2" number:min-integer-digits="1" number:grouping="true"/>
      <number:text> </number:text>
    </number:number-style>
    <number:number-style style:name="N146P1" style:volatile="true">
      <number:text>(</number:text>
      <number:number number:decimal-places="2" number:min-integer-digits="1" number:grouping="true"/>
      <number:text>)</number:text>
    </number:number-style>
    <number:number-style style:name="N146P2" style:volatile="true">
      <number:text>-</number:text>
      <number:number number: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text> $</number:text>
      <number:number number:decimal-places="2" number:min-integer-digits="1" number:grouping="true"/>
      <number:text> </number:text>
    </number:number-style>
    <number:number-style style:name="N150P1" style:volatile="true">
      <number:text> $(</number:text>
      <number:number number:decimal-places="2" number:min-integer-digits="1" number:grouping="true"/>
      <number:text>)</number:text>
    </number:number-style>
    <number:number-style style:name="N150P2" style:volatile="true">
      <number:text> $-</number:text>
      <number:number number:decimal-places="0" number:min-integer-digits="0"/>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3P0" style:volatile="true">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style:text-properties fo:color="#ff0000"/>
      <number:text>(</number:text>
      <number:number number:decimal-places="0" number:min-integer-digits="1" number:grouping="true"/>
      <number:text>)</number:text>
      <style:map style:condition="value()&gt;=0" style:apply-style-name="N5126P0"/>
    </number:number-style>
    <number:number-style style:name="N5128P0" style:volatile="true" number:language="en" number:country="US">
      <number:number number:decimal-places="2" number:min-integer-digits="1" number:grouping="true"/>
      <number:text> </number:text>
    </number:number-style>
    <number:number-style style:name="N5128" number:language="en" number:country="US">
      <style:text-properties fo:color="#ff0000"/>
      <number:text>(</number:text>
      <number:number number:decimal-places="2" number:min-integer-digits="1" number:grouping="true"/>
      <number:text>)</number:text>
      <style:map style:condition="value()&gt;=0" style:apply-style-name="N5128P0"/>
    </number:number-style>
    <number:currency-style style:name="N5130P0" style:volatile="true" number:language="en" number:country="US">
      <number:currency-symbol/>
      <number:number number:decimal-places="0" number:min-integer-digits="1" number:grouping="true"/>
      <number:text> </number:text>
    </number:currency-style>
    <number:currency-style style:name="N5130" number:language="en" number:country="US">
      <number:text>(</number:text>
      <number:currency-symbol/>
      <number:number number:decimal-places="0" number:min-integer-digits="1" number:grouping="true"/>
      <number:text>)</number:text>
      <style:map style:condition="value()&gt;=0" style:apply-style-name="N5130P0"/>
    </number:currency-style>
    <number:currency-style style:name="N5131P0" style:volatile="true" number:language="en" number:country="US">
      <number:currency-symbol/>
      <number:number number:decimal-places="0" number:min-integer-digits="1" number:grouping="true"/>
      <number:text> </number:text>
    </number:currency-style>
    <number:currency-style style:name="N5131" number:language="en" number:country="US">
      <style:text-properties fo:color="#ff0000"/>
      <number:text>(</number:text>
      <number:currency-symbol/>
      <number:number number:decimal-places="0" number:min-integer-digits="1" number:grouping="true"/>
      <number:text>)</number:text>
      <style:map style:condition="value()&gt;=0" style:apply-style-name="N5131P0"/>
    </number:currency-style>
    <number:currency-style style:name="N5133P0" style:volatile="true" number:language="en" number:country="US">
      <number:currency-symbol/>
      <number:number number:decimal-places="2" number:min-integer-digits="1" number:grouping="true"/>
      <number:text> </number:text>
    </number:currency-style>
    <number:currency-style style:name="N5133" number:language="en" number:country="US">
      <number:text>(</number:text>
      <number:currency-symbol/>
      <number:number number:decimal-places="2" number:min-integer-digits="1" number:grouping="true"/>
      <number:text>)</number:text>
      <style:map style:condition="value()&gt;=0" style:apply-style-name="N5133P0"/>
    </number:currency-style>
    <number:currency-style style:name="N5134P0" style:volatile="true" number:language="en" number:country="US">
      <number:currency-symbol/>
      <number:number number:decimal-places="2" number:min-integer-digits="1" number:grouping="true"/>
      <number:text> </number:text>
    </number:currency-style>
    <number:currency-style style:name="N5134" number:language="en" number:country="US">
      <style:text-properties fo:color="#ff0000"/>
      <number:text>(</number:text>
      <number:currency-symbol/>
      <number:number number:decimal-places="2" number:min-integer-digits="1" number:grouping="true"/>
      <number:text>)</number:text>
      <style:map style:condition="value()&gt;=0" style:apply-style-name="N5134P0"/>
    </number:currency-style>
    <number:number-style style:name="N5135P0" style:volatile="true" number:language="en" number:country="US">
      <number:number number:decimal-places="0" number:min-integer-digits="1" number:grouping="true"/>
      <number:text> </number:text>
    </number:number-style>
    <number:number-style style:name="N5135" number:language="en" number:country="US">
      <number:text>(</number:text>
      <number:number number:decimal-places="0" number:min-integer-digits="1" number:grouping="true"/>
      <number:text>)</number:text>
      <style:map style:condition="value()&gt;=0" style:apply-style-name="N5135P0"/>
    </number:number-style>
    <number:number-style style:name="N5136P0" style:volatile="true" number:language="en" number:country="US">
      <number:number number:decimal-places="2" number:min-integer-digits="1" number:grouping="true"/>
      <number:text> </number:text>
    </number:number-style>
    <number:number-style style:name="N5136" number:language="en" number:country="US">
      <number:text>(</number:text>
      <number:number number:decimal-places="2" number:min-integer-digits="1" number:grouping="true"/>
      <number:text>)</number:text>
      <style:map style:condition="value()&gt;=0" style:apply-style-name="N5136P0"/>
    </number:number-style>
    <number:date-style style:name="N10106" number:language="en" number:country="CA">
      <number:day number:style="long"/>
      <number:text>-</number:text>
      <number:month number:textual="true"/>
      <number:text>-</number:text>
      <number:year/>
    </number:date-style>
    <number:date-style style:name="N10107" number:language="en" number:country="CA">
      <number:day number:style="long"/>
      <number:text>-</number:text>
      <number:month number:textual="true"/>
    </number:date-style>
    <number:date-style style:name="N10108" number:language="en" number:country="CA">
      <number:month number:textual="true"/>
      <number:text>-</number:text>
      <number:year/>
    </number:date-style>
    <number:time-style style:name="N10109" number:language="en" number:country="CA">
      <number:hours/>
      <number:text>:</number:text>
      <number:minutes number:style="long"/>
      <number:text> </number:text>
      <number:am-pm/>
    </number:time-style>
    <number:time-style style:name="N10110" number:language="en" number:country="CA">
      <number:hours/>
      <number:text>:</number:text>
      <number:minutes number:style="long"/>
      <number:text>:</number:text>
      <number:seconds number:style="long"/>
      <number:text> </number:text>
      <number:am-pm/>
    </number:time-style>
    <number:time-style style:name="N10111" number:language="en" number:country="CA">
      <number:hours/>
      <number:text>:</number:text>
      <number:minutes number:style="long"/>
    </number:time-style>
    <number:time-style style:name="N10112" number:language="en" number:country="CA">
      <number:hours/>
      <number:text>:</number:text>
      <number:minutes number:style="long"/>
      <number:text>:</number:text>
      <number:seconds number:style="long"/>
    </number:time-style>
    <number:date-style style:name="N10113" number:language="en" number:country="CA">
      <number:day number:style="long"/>
      <number:text>-</number:text>
      <number:month number:style="long"/>
      <number:text>-</number:text>
      <number:year number:style="long"/>
      <number:text> </number:text>
      <number:hours/>
      <number:text>:</number:text>
      <number:minutes number:style="long"/>
    </number:date-style>
    <number:date-style style:name="N10114" number:language="en" number:country="CA">
      <number:day number:style="long"/>
      <number:text>-</number:text>
      <number:month number:style="long"/>
      <number:text>-</number:text>
      <number:year number:style="long"/>
    </number:date-style>
    <number:number-style style:name="N10115P0" style:volatile="true" number:language="en" number:country="CA">
      <number:number number:decimal-places="0" number:min-integer-digits="1" number:grouping="true"/>
    </number:number-style>
    <number:number-style style:name="N10115" number:language="en" number:country="CA">
      <number:text>-</number:text>
      <number:number number:decimal-places="0" number:min-integer-digits="1" number:grouping="true"/>
      <style:map style:condition="value()&gt;=0" style:apply-style-name="N10115P0"/>
    </number:number-style>
    <number:number-style style:name="N10116P0" style:volatile="true" number:language="en" number:country="CA">
      <number:number number:decimal-places="0" number:min-integer-digits="1" number:grouping="true"/>
    </number:number-style>
    <number:number-style style:name="N10116" number:language="en" number:country="CA">
      <style:text-properties fo:color="#ff0000"/>
      <number:text>-</number:text>
      <number:number number:decimal-places="0" number:min-integer-digits="1" number:grouping="true"/>
      <style:map style:condition="value()&gt;=0" style:apply-style-name="N10116P0"/>
    </number:number-style>
    <number:number-style style:name="N10117P0" style:volatile="true" number:language="en" number:country="CA">
      <number:number number:decimal-places="2" number:min-integer-digits="1" number:grouping="true"/>
    </number:number-style>
    <number:number-style style:name="N10117" number:language="en" number:country="CA">
      <number:text>-</number:text>
      <number:number number:decimal-places="2" number:min-integer-digits="1" number:grouping="true"/>
      <style:map style:condition="value()&gt;=0" style:apply-style-name="N10117P0"/>
    </number:number-style>
    <number:number-style style:name="N10118P0" style:volatile="true" number:language="en" number:country="CA">
      <number:number number:decimal-places="2" number:min-integer-digits="1" number:grouping="true"/>
    </number:number-style>
    <number:number-style style:name="N10118" number:language="en" number:country="CA">
      <style:text-properties fo:color="#ff0000"/>
      <number:text>-</number:text>
      <number:number number:decimal-places="2" number:min-integer-digits="1" number:grouping="true"/>
      <style:map style:condition="value()&gt;=0" style:apply-style-name="N10118P0"/>
    </number:number-style>
    <number:number-style style:name="N10122P0" style:volatile="true" number:language="en" number:country="CA">
      <number:number number:decimal-places="0" number:min-integer-digits="1" number:grouping="true"/>
      <number:text> </number:text>
    </number:number-style>
    <number:number-style style:name="N10122P1" style:volatile="true" number:language="en" number:country="CA">
      <number:text>-</number:text>
      <number:number number:decimal-places="0" number:min-integer-digits="1" number:grouping="true"/>
      <number:text> </number:text>
    </number:number-style>
    <number:number-style style:name="N10122P2" style:volatile="true" number:language="en" number:country="CA">
      <number:text> - </number:text>
    </number:number-style>
    <number:text-style style:name="N10122" number:language="en" number:country="CA">
      <number:text-content/>
      <number:text> </number:text>
      <style:map style:condition="value()&gt;0" style:apply-style-name="N10122P0"/>
      <style:map style:condition="value()&lt;0" style:apply-style-name="N10122P1"/>
      <style:map style:condition="value()=0" style:apply-style-name="N10122P2"/>
    </number:text-style>
    <number:currency-style style:name="N10126P0" style:volatile="true" number:language="en" number:country="CA">
      <number:currency-symbol/>
      <number:number number:decimal-places="0" number:min-integer-digits="1" number:grouping="true"/>
      <number:text> </number:text>
    </number:currency-style>
    <number:currency-style style:name="N10126P1" style:volatile="true" number:language="en" number:country="CA">
      <number:text>-</number:text>
      <number:currency-symbol/>
      <number:number number:decimal-places="0" number:min-integer-digits="1" number:grouping="true"/>
      <number:text> </number:text>
    </number:currency-style>
    <number:currency-style style:name="N10126P2" style:volatile="true" number:language="en" number:country="CA">
      <number:currency-symbol/>
      <number:text>- </number:text>
    </number:currency-style>
    <number:text-style style:name="N10126" number:language="en" number:country="CA">
      <number:text-content/>
      <number:text> </number:text>
      <style:map style:condition="value()&gt;0" style:apply-style-name="N10126P0"/>
      <style:map style:condition="value()&lt;0" style:apply-style-name="N10126P1"/>
      <style:map style:condition="value()=0" style:apply-style-name="N10126P2"/>
    </number:text-style>
    <number:number-style style:name="N10130P0" style:volatile="true" number:language="en" number:country="CA">
      <number:number number:decimal-places="2" number:min-integer-digits="1" number:grouping="true"/>
      <number:text> </number:text>
    </number:number-style>
    <number:number-style style:name="N10130P1" style:volatile="true" number:language="en" number:country="CA">
      <number:text>-</number:text>
      <number:number number:decimal-places="2" number:min-integer-digits="1" number:grouping="true"/>
      <number:text> </number:text>
    </number:number-style>
    <number:number-style style:name="N10130P2" style:volatile="true" number:language="en" number:country="CA">
      <number:text> -</number:text>
      <number:number number:decimal-places="0" number:min-integer-digits="0"/>
      <number:text> </number:text>
    </number:number-style>
    <number:text-style style:name="N10130" number:language="en" number:country="CA">
      <number:text-content/>
      <number:text> </number:text>
      <style:map style:condition="value()&gt;0" style:apply-style-name="N10130P0"/>
      <style:map style:condition="value()&lt;0" style:apply-style-name="N10130P1"/>
      <style:map style:condition="value()=0" style:apply-style-name="N10130P2"/>
    </number:text-style>
    <number:currency-style style:name="N10134P0" style:volatile="true" number:language="en" number:country="CA">
      <number:currency-symbol/>
      <number:number number:decimal-places="2" number:min-integer-digits="1" number:grouping="true"/>
      <number:text> </number:text>
    </number:currency-style>
    <number:currency-style style:name="N10134P1" style:volatile="true" number:language="en" number:country="CA">
      <number:text>-</number:text>
      <number:currency-symbol/>
      <number:number number:decimal-places="2" number:min-integer-digits="1" number:grouping="true"/>
      <number:text> </number:text>
    </number:currency-style>
    <number:currency-style style:name="N10134P2" style:volatile="true" number:language="en" number:country="CA">
      <number:currency-symbol/>
      <number:text>-</number:text>
      <number:number number:decimal-places="0" number:min-integer-digits="0"/>
      <number:text> </number:text>
    </number:currency-style>
    <number:text-style style:name="N10134" number:language="en" number:country="CA">
      <number:text-content/>
      <number:text> </number:text>
      <style:map style:condition="value()&gt;0" style:apply-style-name="N10134P0"/>
      <style:map style:condition="value()&lt;0" style:apply-style-name="N10134P1"/>
      <style:map style:condition="value()=0" style:apply-style-name="N10134P2"/>
    </number:text-style>
    <number:time-style style:name="N10135" number:language="en" number:country="CA">
      <number:minutes number:style="long"/>
      <number:text>:</number:text>
      <number:seconds number:style="long"/>
    </number:time-style>
    <number:time-style style:name="N10136" number:language="en" number:country="CA" number:truncate-on-overflow="false">
      <number:hours/>
      <number:text>:</number:text>
      <number:minutes number:style="long"/>
      <number:text>:</number:text>
      <number:seconds number:style="long"/>
    </number:time-style>
    <number:time-style style:name="N10137" number:language="en" number:country="CA">
      <number:minutes number:style="long"/>
      <number:text>:</number:text>
      <number:seconds number:style="long" number:decimal-places="1"/>
    </number:time-style>
    <number:number-style style:name="N10138" number:language="en" number:country="CA">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8">04/08/2015</text:date>, <text:time>14:11: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le Scott</meta:initial-creator>
    <meta:creation-date>2015-03-31T20:02:52.04</meta:creation-date>
    <dc:date>2015-04-08T14:11:49.26</dc:date>
    <dc:creator>Dale Scott</dc:creator>
    <meta:editing-duration>PT15H28M58S</meta:editing-duration>
    <meta:editing-cycles>10</meta:editing-cycles>
    <meta:generator>OpenOffice.org/3.2$Win32 OpenOffice.org_project/320m12$Build-9483</meta:generator>
    <meta:document-statistic meta:table-count="9" meta:cell-count="734" meta:object-count="0"/>
  </office:meta>
</office:document-meta>
</file>